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6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Attribute</text:p>
          </table:table-cell>
          <table:table-cell office:value-type="string" calcext:value-type="string">
            <text:p>costumer cols</text:p>
          </table:table-cell>
          <table:table-cell office:value-type="string" calcext:value-type="string">
            <text:p>azdias cols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ttribu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GER_TYP</text:p>
          </table:table-cell>
          <table:table-cell table:formula="of:=[.B2]=[.C2]" office:value-type="boolean" office:boolean-value="true" calcext:value-type="boolean">
            <text:p>TRUE</text:p>
          </table:table-cell>
          <table:table-cell table:formula="of:=[.C2]=[.D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AKT_DAT_KL</text:p>
          </table:table-cell>
          <table:table-cell office:value-type="string" calcext:value-type="string">
            <text:p>AKT_DAT_KL</text:p>
          </table:table-cell>
          <table:table-cell table:formula="of:=[.B3]=[.C3]" office:value-type="boolean" office:boolean-value="false" calcext:value-type="boolean">
            <text:p>FALSE</text:p>
          </table:table-cell>
          <table:table-cell table:formula="of:=[.C3]=[.D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2" office:value-type="string" calcext:value-type="string">
            <text:p>ALTERSKATEGORIE_FEIN</text:p>
          </table:table-cell>
          <table:table-cell office:value-type="string" calcext:value-type="string">
            <text:p>ALTERSKATEGORIE_FEIN</text:p>
          </table:table-cell>
          <table:table-cell table:formula="of:=[.B6]=[.C4]" office:value-type="boolean" office:boolean-value="false" calcext:value-type="boolean">
            <text:p>FALSE</text:p>
          </table:table-cell>
          <table:table-cell table:formula="of:=[.C4]=[.D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ALTERSKATEGORIE_GROB</text:p>
          </table:table-cell>
          <table:table-cell table:formula="of:=[.B5]=[.C5]" office:value-type="boolean" office:boolean-value="true" calcext:value-type="boolean">
            <text:p>TRUE</text:p>
          </table:table-cell>
          <table:table-cell table:formula="of:=[.C5]=[.D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LTER_HH</text:p>
          </table:table-cell>
          <table:table-cell table:number-columns-repeated="2" office:value-type="string" calcext:value-type="string">
            <text:p>ALTER_HH</text:p>
          </table:table-cell>
          <table:table-cell table:formula="of:=[.B6]=[.C6]" office:value-type="boolean" office:boolean-value="true" calcext:value-type="boolean">
            <text:p>TRUE</text:p>
          </table:table-cell>
          <table:table-cell table:formula="of:=[.C6]=[.D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number-columns-repeated="2" office:value-type="string" calcext:value-type="string">
            <text:p>ALTER_KIND1</text:p>
          </table:table-cell>
          <table:table-cell table:formula="of:=[.B7]=[.C7]" office:value-type="boolean" office:boolean-value="false" calcext:value-type="boolean">
            <text:p>FALSE</text:p>
          </table:table-cell>
          <table:table-cell table:formula="of:=[.C7]=[.D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number-columns-repeated="2" office:value-type="string" calcext:value-type="string">
            <text:p>ALTER_KIND2</text:p>
          </table:table-cell>
          <table:table-cell table:formula="of:=[.B8]=[.C8]" office:value-type="boolean" office:boolean-value="false" calcext:value-type="boolean">
            <text:p>FALSE</text:p>
          </table:table-cell>
          <table:table-cell table:formula="of:=[.C8]=[.D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number-columns-repeated="2" office:value-type="string" calcext:value-type="string">
            <text:p>ALTER_KIND3</text:p>
          </table:table-cell>
          <table:table-cell table:formula="of:=[.B9]=[.C9]" office:value-type="boolean" office:boolean-value="false" calcext:value-type="boolean">
            <text:p>FALSE</text:p>
          </table:table-cell>
          <table:table-cell table:formula="of:=[.C9]=[.D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number-columns-repeated="2" office:value-type="string" calcext:value-type="string">
            <text:p>ALTER_KIND4</text:p>
          </table:table-cell>
          <table:table-cell table:formula="of:=[.B10]=[.C10]" office:value-type="boolean" office:boolean-value="false" calcext:value-type="boolean">
            <text:p>FALSE</text:p>
          </table:table-cell>
          <table:table-cell table:formula="of:=[.C10]=[.D1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ANREDE_KZ</text:p>
          </table:table-cell>
          <table:table-cell table:formula="of:=[.B11]=[.C11]" office:value-type="boolean" office:boolean-value="true" calcext:value-type="boolean">
            <text:p>TRUE</text:p>
          </table:table-cell>
          <table:table-cell table:formula="of:=[.C11]=[.D1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NZ_HAUSHALTE_AKTIV</text:p>
          </table:table-cell>
          <table:table-cell table:formula="of:=[.B12]=[.C12]" office:value-type="boolean" office:boolean-value="true" calcext:value-type="boolean">
            <text:p>TRUE</text:p>
          </table:table-cell>
          <table:table-cell table:formula="of:=[.C12]=[.D1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ANZ_HH_TITEL</text:p>
          </table:table-cell>
          <table:table-cell table:formula="of:=[.B13]=[.C13]" office:value-type="boolean" office:boolean-value="true" calcext:value-type="boolean">
            <text:p>TRUE</text:p>
          </table:table-cell>
          <table:table-cell table:formula="of:=[.C13]=[.D1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table:number-columns-repeated="2" office:value-type="string" calcext:value-type="string">
            <text:p>ANZ_KINDER</text:p>
          </table:table-cell>
          <table:table-cell table:formula="of:=[.B14]=[.C14]" office:value-type="boolean" office:boolean-value="false" calcext:value-type="boolean">
            <text:p>FALSE</text:p>
          </table:table-cell>
          <table:table-cell table:formula="of:=[.C14]=[.D1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ANZ_PERSONEN</text:p>
          </table:table-cell>
          <table:table-cell table:formula="of:=[.B15]=[.C15]" office:value-type="boolean" office:boolean-value="true" calcext:value-type="boolean">
            <text:p>TRUE</text:p>
          </table:table-cell>
          <table:table-cell table:formula="of:=[.C15]=[.D1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table:number-columns-repeated="2" office:value-type="string" calcext:value-type="string">
            <text:p>ANZ_STATISTISCHE_HAUSHALTE</text:p>
          </table:table-cell>
          <table:table-cell table:formula="of:=[.B16]=[.C16]" office:value-type="boolean" office:boolean-value="false" calcext:value-type="boolean">
            <text:p>FALSE</text:p>
          </table:table-cell>
          <table:table-cell table:formula="of:=[.C16]=[.D1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ANZ_TITEL</text:p>
          </table:table-cell>
          <table:table-cell table:formula="of:=[.B17]=[.C17]" office:value-type="boolean" office:boolean-value="true" calcext:value-type="boolean">
            <text:p>TRUE</text:p>
          </table:table-cell>
          <table:table-cell table:formula="of:=[.C17]=[.D1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table:number-columns-repeated="2" office:value-type="string" calcext:value-type="string">
            <text:p>ARBEIT</text:p>
          </table:table-cell>
          <table:table-cell table:formula="of:=[.B18]=[.C18]" office:value-type="boolean" office:boolean-value="false" calcext:value-type="boolean">
            <text:p>FALSE</text:p>
          </table:table-cell>
          <table:table-cell table:formula="of:=[.C18]=[.D1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BALLRAUM</text:p>
          </table:table-cell>
          <table:table-cell table:formula="of:=[.B19]=[.C19]" office:value-type="boolean" office:boolean-value="true" calcext:value-type="boolean">
            <text:p>TRUE</text:p>
          </table:table-cell>
          <table:table-cell table:formula="of:=[.C19]=[.D1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P_FLAG</text:p>
          </table:table-cell>
          <table:table-cell table:style-name="ce1"/>
          <table:table-cell/>
          <table:table-cell table:formula="of:=[.B20]=[.C20]" office:value-type="boolean" office:boolean-value="false" calcext:value-type="boolean">
            <text:p>FALSE</text:p>
          </table:table-cell>
          <table:table-cell table:formula="of:=[.C20]=[.D2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CAMEO_DEUG_2015</text:p>
          </table:table-cell>
          <table:table-cell table:formula="of:=[.B21]=[.C21]" office:value-type="boolean" office:boolean-value="true" calcext:value-type="boolean">
            <text:p>TRUE</text:p>
          </table:table-cell>
          <table:table-cell table:formula="of:=[.C21]=[.D2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CAMEO_DEU_2015</text:p>
          </table:table-cell>
          <table:table-cell table:formula="of:=[.B22]=[.C22]" office:value-type="boolean" office:boolean-value="true" calcext:value-type="boolean">
            <text:p>TRUE</text:p>
          </table:table-cell>
          <table:table-cell table:formula="of:=[.C22]=[.D2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O_DEUINTL_2015</text:p>
          </table:table-cell>
          <table:table-cell table:number-columns-repeated="2" office:value-type="string" calcext:value-type="string">
            <text:p>CAMEO_INTL_2015</text:p>
          </table:table-cell>
          <table:table-cell table:formula="of:=[.B23]=[.C23]" office:value-type="boolean" office:boolean-value="false" calcext:value-type="boolean">
            <text:p>FALSE</text:p>
          </table:table-cell>
          <table:table-cell table:formula="of:=[.C23]=[.D2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CJT_GESAMTTYP</text:p>
          </table:table-cell>
          <table:table-cell table:formula="of:=[.B24]=[.C24]" office:value-type="boolean" office:boolean-value="true" calcext:value-type="boolean">
            <text:p>TRUE</text:p>
          </table:table-cell>
          <table:table-cell table:formula="of:=[.C24]=[.D2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table:number-columns-repeated="2" office:value-type="string" calcext:value-type="string">
            <text:p>CJT_KATALOGNUTZER</text:p>
          </table:table-cell>
          <table:table-cell table:formula="of:=[.B25]=[.C25]" office:value-type="boolean" office:boolean-value="false" calcext:value-type="boolean">
            <text:p>FALSE</text:p>
          </table:table-cell>
          <table:table-cell table:formula="of:=[.C25]=[.D2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table:number-columns-repeated="2" office:value-type="string" calcext:value-type="string">
            <text:p>CJT_TYP_1</text:p>
          </table:table-cell>
          <table:table-cell table:formula="of:=[.B26]=[.C26]" office:value-type="boolean" office:boolean-value="false" calcext:value-type="boolean">
            <text:p>FALSE</text:p>
          </table:table-cell>
          <table:table-cell table:formula="of:=[.C26]=[.D2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table:number-columns-repeated="2" office:value-type="string" calcext:value-type="string">
            <text:p>CJT_TYP_2</text:p>
          </table:table-cell>
          <table:table-cell table:formula="of:=[.B27]=[.C27]" office:value-type="boolean" office:boolean-value="false" calcext:value-type="boolean">
            <text:p>FALSE</text:p>
          </table:table-cell>
          <table:table-cell table:formula="of:=[.C27]=[.D2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table:number-columns-repeated="2" office:value-type="string" calcext:value-type="string">
            <text:p>CJT_TYP_3</text:p>
          </table:table-cell>
          <table:table-cell table:formula="of:=[.B28]=[.C28]" office:value-type="boolean" office:boolean-value="false" calcext:value-type="boolean">
            <text:p>FALSE</text:p>
          </table:table-cell>
          <table:table-cell table:formula="of:=[.C28]=[.D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table:number-columns-repeated="2" office:value-type="string" calcext:value-type="string">
            <text:p>CJT_TYP_4</text:p>
          </table:table-cell>
          <table:table-cell table:formula="of:=[.B29]=[.C29]" office:value-type="boolean" office:boolean-value="false" calcext:value-type="boolean">
            <text:p>FALSE</text:p>
          </table:table-cell>
          <table:table-cell table:formula="of:=[.C29]=[.D2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table:number-columns-repeated="2" office:value-type="string" calcext:value-type="string">
            <text:p>CJT_TYP_5</text:p>
          </table:table-cell>
          <table:table-cell table:formula="of:=[.B30]=[.C30]" office:value-type="boolean" office:boolean-value="false" calcext:value-type="boolean">
            <text:p>FALSE</text:p>
          </table:table-cell>
          <table:table-cell table:formula="of:=[.C30]=[.D3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table:number-columns-repeated="2" office:value-type="string" calcext:value-type="string">
            <text:p>CJT_TYP_6</text:p>
          </table:table-cell>
          <table:table-cell table:formula="of:=[.B31]=[.C31]" office:value-type="boolean" office:boolean-value="false" calcext:value-type="boolean">
            <text:p>FALSE</text:p>
          </table:table-cell>
          <table:table-cell table:formula="of:=[.C31]=[.D3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table:style-name="ce4" office:value-type="string" calcext:value-type="string">
            <text:p>CUSTOMER_GROUP</text:p>
          </table:table-cell>
          <table:table-cell table:style-name="ce4"/>
          <table:table-cell table:formula="of:=[.B32]=[.C32]" office:value-type="boolean" office:boolean-value="false" calcext:value-type="boolean">
            <text:p>FALSE</text:p>
          </table:table-cell>
          <table:table-cell table:formula="of:=[.C32]=[.D32]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D19_BANKEN_ANZ_12</text:p>
          </table:table-cell>
          <table:table-cell table:formula="of:=[.B33]=[.C33]" office:value-type="boolean" office:boolean-value="true" calcext:value-type="boolean">
            <text:p>TRUE</text:p>
          </table:table-cell>
          <table:table-cell table:formula="of:=[.C33]=[.D3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D19_BANKEN_ANZ_24</text:p>
          </table:table-cell>
          <table:table-cell table:formula="of:=[.B34]=[.C34]" office:value-type="boolean" office:boolean-value="true" calcext:value-type="boolean">
            <text:p>TRUE</text:p>
          </table:table-cell>
          <table:table-cell table:formula="of:=[.C34]=[.D3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D19_BANKEN_DATUM</text:p>
          </table:table-cell>
          <table:table-cell table:formula="of:=[.B35]=[.C35]" office:value-type="boolean" office:boolean-value="true" calcext:value-type="boolean">
            <text:p>TRUE</text:p>
          </table:table-cell>
          <table:table-cell table:formula="of:=[.C35]=[.D3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D19_BANKEN_DIREKT_RZ</text:p>
          </table:table-cell>
          <table:table-cell table:style-name="ce3" office:value-type="string" calcext:value-type="string">
            <text:p>D19_BANKEN_DIREKT</text:p>
          </table:table-cell>
          <table:table-cell office:value-type="string" calcext:value-type="string">
            <text:p>D19_BANKEN_DIREKT</text:p>
          </table:table-cell>
          <table:table-cell table:formula="of:=[.B36]=[.C36]" office:value-type="boolean" office:boolean-value="false" calcext:value-type="boolean">
            <text:p>FALSE</text:p>
          </table:table-cell>
          <table:table-cell table:formula="of:=[.C36]=[.D3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D19_BANKEN_GROSS_RZ</text:p>
          </table:table-cell>
          <table:table-cell table:style-name="ce3" office:value-type="string" calcext:value-type="string">
            <text:p>D19_BANKEN_GROSS</text:p>
          </table:table-cell>
          <table:table-cell office:value-type="string" calcext:value-type="string">
            <text:p>D19_BANKEN_GROSS</text:p>
          </table:table-cell>
          <table:table-cell table:formula="of:=[.B37]=[.C37]" office:value-type="boolean" office:boolean-value="false" calcext:value-type="boolean">
            <text:p>FALSE</text:p>
          </table:table-cell>
          <table:table-cell table:formula="of:=[.C37]=[.D3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D19_BANKEN_LOKAL_RZ</text:p>
          </table:table-cell>
          <table:table-cell table:style-name="ce3" office:value-type="string" calcext:value-type="string">
            <text:p>D19_BANKEN_LOKAL</text:p>
          </table:table-cell>
          <table:table-cell office:value-type="string" calcext:value-type="string">
            <text:p>D19_BANKEN_LOKAL</text:p>
          </table:table-cell>
          <table:table-cell table:formula="of:=[.B38]=[.C38]" office:value-type="boolean" office:boolean-value="false" calcext:value-type="boolean">
            <text:p>FALSE</text:p>
          </table:table-cell>
          <table:table-cell table:formula="of:=[.C38]=[.D3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D19_BANKEN_OFFLINE_DATUM</text:p>
          </table:table-cell>
          <table:table-cell table:formula="of:=[.B39]=[.C39]" office:value-type="boolean" office:boolean-value="true" calcext:value-type="boolean">
            <text:p>TRUE</text:p>
          </table:table-cell>
          <table:table-cell table:formula="of:=[.C39]=[.D3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D19_BANKEN_ONLINE_DATUM</text:p>
          </table:table-cell>
          <table:table-cell table:formula="of:=[.B40]=[.C40]" office:value-type="boolean" office:boolean-value="true" calcext:value-type="boolean">
            <text:p>TRUE</text:p>
          </table:table-cell>
          <table:table-cell table:formula="of:=[.C40]=[.D4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D19_BANKEN_ONLINE_QUOTE_12</text:p>
          </table:table-cell>
          <table:table-cell table:formula="of:=[.B41]=[.C41]" office:value-type="boolean" office:boolean-value="true" calcext:value-type="boolean">
            <text:p>TRUE</text:p>
          </table:table-cell>
          <table:table-cell table:formula="of:=[.C41]=[.D4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D19_BANKEN_REST_RZ</text:p>
          </table:table-cell>
          <table:table-cell table:style-name="ce3" office:value-type="string" calcext:value-type="string">
            <text:p>D19_BANKEN_REST</text:p>
          </table:table-cell>
          <table:table-cell office:value-type="string" calcext:value-type="string">
            <text:p>D19_BANKEN_REST</text:p>
          </table:table-cell>
          <table:table-cell table:formula="of:=[.B42]=[.C42]" office:value-type="boolean" office:boolean-value="false" calcext:value-type="boolean">
            <text:p>FALSE</text:p>
          </table:table-cell>
          <table:table-cell table:formula="of:=[.C42]=[.D4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D19_BEKLEIDUNG_GEH_RZ</text:p>
          </table:table-cell>
          <table:table-cell table:style-name="ce3" office:value-type="string" calcext:value-type="string">
            <text:p>D19_BEKLEIDUNG_GEH</text:p>
          </table:table-cell>
          <table:table-cell office:value-type="string" calcext:value-type="string">
            <text:p>D19_BEKLEIDUNG_GEH</text:p>
          </table:table-cell>
          <table:table-cell table:formula="of:=[.B43]=[.C43]" office:value-type="boolean" office:boolean-value="false" calcext:value-type="boolean">
            <text:p>FALSE</text:p>
          </table:table-cell>
          <table:table-cell table:formula="of:=[.C43]=[.D4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D19_BEKLEIDUNG_REST_RZ</text:p>
          </table:table-cell>
          <table:table-cell table:style-name="ce3" office:value-type="string" calcext:value-type="string">
            <text:p>D19_BEKLEIDUNG_REST</text:p>
          </table:table-cell>
          <table:table-cell office:value-type="string" calcext:value-type="string">
            <text:p>D19_BEKLEIDUNG_REST</text:p>
          </table:table-cell>
          <table:table-cell table:formula="of:=[.B44]=[.C44]" office:value-type="boolean" office:boolean-value="false" calcext:value-type="boolean">
            <text:p>FALSE</text:p>
          </table:table-cell>
          <table:table-cell table:formula="of:=[.C44]=[.D4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D19_BILDUNG_RZ</text:p>
          </table:table-cell>
          <table:table-cell table:style-name="ce3" office:value-type="string" calcext:value-type="string">
            <text:p>D19_BILDUNG</text:p>
          </table:table-cell>
          <table:table-cell office:value-type="string" calcext:value-type="string">
            <text:p>D19_BILDUNG</text:p>
          </table:table-cell>
          <table:table-cell table:formula="of:=[.B45]=[.C45]" office:value-type="boolean" office:boolean-value="false" calcext:value-type="boolean">
            <text:p>FALSE</text:p>
          </table:table-cell>
          <table:table-cell table:formula="of:=[.C45]=[.D4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D19_BIO_OEKO_RZ</text:p>
          </table:table-cell>
          <table:table-cell table:style-name="ce3" office:value-type="string" calcext:value-type="string">
            <text:p>D19_BIO_OEKO</text:p>
          </table:table-cell>
          <table:table-cell office:value-type="string" calcext:value-type="string">
            <text:p>D19_BIO_OEKO</text:p>
          </table:table-cell>
          <table:table-cell table:formula="of:=[.B46]=[.C46]" office:value-type="boolean" office:boolean-value="false" calcext:value-type="boolean">
            <text:p>FALSE</text:p>
          </table:table-cell>
          <table:table-cell table:formula="of:=[.C46]=[.D4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D19_BUCH_RZ</text:p>
          </table:table-cell>
          <table:table-cell table:style-name="ce3" office:value-type="string" calcext:value-type="string">
            <text:p>D19_BUCH_CD</text:p>
          </table:table-cell>
          <table:table-cell office:value-type="string" calcext:value-type="string">
            <text:p>D19_BUCH_CD</text:p>
          </table:table-cell>
          <table:table-cell table:formula="of:=[.B47]=[.C47]" office:value-type="boolean" office:boolean-value="false" calcext:value-type="boolean">
            <text:p>FALSE</text:p>
          </table:table-cell>
          <table:table-cell table:formula="of:=[.C47]=[.D4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D19_DIGIT_SERV_RZ</text:p>
          </table:table-cell>
          <table:table-cell table:style-name="ce3" office:value-type="string" calcext:value-type="string">
            <text:p>D19_DIGIT_SERV</text:p>
          </table:table-cell>
          <table:table-cell office:value-type="string" calcext:value-type="string">
            <text:p>D19_DIGIT_SERV</text:p>
          </table:table-cell>
          <table:table-cell table:formula="of:=[.B48]=[.C48]" office:value-type="boolean" office:boolean-value="false" calcext:value-type="boolean">
            <text:p>FALSE</text:p>
          </table:table-cell>
          <table:table-cell table:formula="of:=[.C48]=[.D4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D19_DROGERIEARTIKEL_RZ</text:p>
          </table:table-cell>
          <table:table-cell table:style-name="ce3" office:value-type="string" calcext:value-type="string">
            <text:p>D19_DROGERIEARTIKEL</text:p>
          </table:table-cell>
          <table:table-cell office:value-type="string" calcext:value-type="string">
            <text:p>D19_DROGERIEARTIKEL</text:p>
          </table:table-cell>
          <table:table-cell table:formula="of:=[.B49]=[.C49]" office:value-type="boolean" office:boolean-value="false" calcext:value-type="boolean">
            <text:p>FALSE</text:p>
          </table:table-cell>
          <table:table-cell table:formula="of:=[.C49]=[.D4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D19_ENERGIE_RZ</text:p>
          </table:table-cell>
          <table:table-cell table:style-name="ce3" office:value-type="string" calcext:value-type="string">
            <text:p>D19_ENERGIE</text:p>
          </table:table-cell>
          <table:table-cell office:value-type="string" calcext:value-type="string">
            <text:p>D19_ENERGIE</text:p>
          </table:table-cell>
          <table:table-cell table:formula="of:=[.B50]=[.C50]" office:value-type="boolean" office:boolean-value="false" calcext:value-type="boolean">
            <text:p>FALSE</text:p>
          </table:table-cell>
          <table:table-cell table:formula="of:=[.C50]=[.D5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D19_FREIZEIT_RZ</text:p>
          </table:table-cell>
          <table:table-cell table:style-name="ce3" office:value-type="string" calcext:value-type="string">
            <text:p>D19_FREIZEIT</text:p>
          </table:table-cell>
          <table:table-cell office:value-type="string" calcext:value-type="string">
            <text:p>D19_FREIZEIT</text:p>
          </table:table-cell>
          <table:table-cell table:formula="of:=[.B51]=[.C51]" office:value-type="boolean" office:boolean-value="false" calcext:value-type="boolean">
            <text:p>FALSE</text:p>
          </table:table-cell>
          <table:table-cell table:formula="of:=[.C51]=[.D5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D19_GARTEN_RZ</text:p>
          </table:table-cell>
          <table:table-cell table:style-name="ce3" office:value-type="string" calcext:value-type="string">
            <text:p>D19_GARTEN</text:p>
          </table:table-cell>
          <table:table-cell office:value-type="string" calcext:value-type="string">
            <text:p>D19_GARTEN</text:p>
          </table:table-cell>
          <table:table-cell table:formula="of:=[.B52]=[.C52]" office:value-type="boolean" office:boolean-value="false" calcext:value-type="boolean">
            <text:p>FALSE</text:p>
          </table:table-cell>
          <table:table-cell table:formula="of:=[.C52]=[.D5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D19_GESAMT_ANZ_12</text:p>
          </table:table-cell>
          <table:table-cell table:formula="of:=[.B53]=[.C53]" office:value-type="boolean" office:boolean-value="true" calcext:value-type="boolean">
            <text:p>TRUE</text:p>
          </table:table-cell>
          <table:table-cell table:formula="of:=[.C53]=[.D5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D19_GESAMT_ANZ_24</text:p>
          </table:table-cell>
          <table:table-cell table:formula="of:=[.B54]=[.C54]" office:value-type="boolean" office:boolean-value="true" calcext:value-type="boolean">
            <text:p>TRUE</text:p>
          </table:table-cell>
          <table:table-cell table:formula="of:=[.C54]=[.D5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D19_GESAMT_DATUM</text:p>
          </table:table-cell>
          <table:table-cell table:formula="of:=[.B55]=[.C55]" office:value-type="boolean" office:boolean-value="true" calcext:value-type="boolean">
            <text:p>TRUE</text:p>
          </table:table-cell>
          <table:table-cell table:formula="of:=[.C55]=[.D5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D19_GESAMT_OFFLINE_DATUM</text:p>
          </table:table-cell>
          <table:table-cell table:formula="of:=[.B56]=[.C56]" office:value-type="boolean" office:boolean-value="true" calcext:value-type="boolean">
            <text:p>TRUE</text:p>
          </table:table-cell>
          <table:table-cell table:formula="of:=[.C56]=[.D5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D19_GESAMT_ONLINE_DATUM</text:p>
          </table:table-cell>
          <table:table-cell table:formula="of:=[.B57]=[.C57]" office:value-type="boolean" office:boolean-value="true" calcext:value-type="boolean">
            <text:p>TRUE</text:p>
          </table:table-cell>
          <table:table-cell table:formula="of:=[.C57]=[.D5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D19_GESAMT_ONLINE_QUOTE_12</text:p>
          </table:table-cell>
          <table:table-cell table:formula="of:=[.B58]=[.C58]" office:value-type="boolean" office:boolean-value="true" calcext:value-type="boolean">
            <text:p>TRUE</text:p>
          </table:table-cell>
          <table:table-cell table:formula="of:=[.C58]=[.D5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D19_HANDWERK_RZ</text:p>
          </table:table-cell>
          <table:table-cell table:style-name="ce3" office:value-type="string" calcext:value-type="string">
            <text:p>D19_HANDWERK</text:p>
          </table:table-cell>
          <table:table-cell office:value-type="string" calcext:value-type="string">
            <text:p>D19_HANDWERK</text:p>
          </table:table-cell>
          <table:table-cell table:formula="of:=[.B59]=[.C59]" office:value-type="boolean" office:boolean-value="false" calcext:value-type="boolean">
            <text:p>FALSE</text:p>
          </table:table-cell>
          <table:table-cell table:formula="of:=[.C59]=[.D5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D19_HAUS_DEKO_RZ</text:p>
          </table:table-cell>
          <table:table-cell table:style-name="ce3" office:value-type="string" calcext:value-type="string">
            <text:p>D19_HAUS_DEKO</text:p>
          </table:table-cell>
          <table:table-cell office:value-type="string" calcext:value-type="string">
            <text:p>D19_HAUS_DEKO</text:p>
          </table:table-cell>
          <table:table-cell table:formula="of:=[.B60]=[.C60]" office:value-type="boolean" office:boolean-value="false" calcext:value-type="boolean">
            <text:p>FALSE</text:p>
          </table:table-cell>
          <table:table-cell table:formula="of:=[.C60]=[.D6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D19_KINDERARTIKEL_RZ</text:p>
          </table:table-cell>
          <table:table-cell table:style-name="ce3" office:value-type="string" calcext:value-type="string">
            <text:p>D19_KINDERARTIKEL</text:p>
          </table:table-cell>
          <table:table-cell office:value-type="string" calcext:value-type="string">
            <text:p>D19_KINDERARTIKEL</text:p>
          </table:table-cell>
          <table:table-cell table:formula="of:=[.B61]=[.C61]" office:value-type="boolean" office:boolean-value="false" calcext:value-type="boolean">
            <text:p>FALSE</text:p>
          </table:table-cell>
          <table:table-cell table:formula="of:=[.C61]=[.D6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D19_KK_KUNDENTYP</text:p>
          </table:table-cell>
          <table:table-cell table:style-name="ce3" office:value-type="string" calcext:value-type="string">
            <text:p>D19_KONSUMTYP</text:p>
          </table:table-cell>
          <table:table-cell office:value-type="string" calcext:value-type="string">
            <text:p>D19_KONSUMTYP</text:p>
          </table:table-cell>
          <table:table-cell table:formula="of:=[.B62]=[.C62]" office:value-type="boolean" office:boolean-value="false" calcext:value-type="boolean">
            <text:p>FALSE</text:p>
          </table:table-cell>
          <table:table-cell table:formula="of:=[.C62]=[.D6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D19_KONSUMTYP</text:p>
          </table:table-cell>
          <table:table-cell table:style-name="ce4" office:value-type="string" calcext:value-type="string">
            <text:p>D19_KONSUMTYP_MAX</text:p>
          </table:table-cell>
          <table:table-cell office:value-type="string" calcext:value-type="string">
            <text:p>D19_KONSUMTYP_MAX</text:p>
          </table:table-cell>
          <table:table-cell table:formula="of:=[.B63]=[.C63]" office:value-type="boolean" office:boolean-value="false" calcext:value-type="boolean">
            <text:p>FALSE</text:p>
          </table:table-cell>
          <table:table-cell table:formula="of:=[.C63]=[.D6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D19_KOSMETIK_RZ</text:p>
          </table:table-cell>
          <table:table-cell table:style-name="ce5" office:value-type="string" calcext:value-type="string">
            <text:p>D19_KOSMETIK</text:p>
          </table:table-cell>
          <table:table-cell office:value-type="string" calcext:value-type="string">
            <text:p>D19_KOSMETIK</text:p>
          </table:table-cell>
          <table:table-cell table:formula="of:=[.B64]=[.C64]" office:value-type="boolean" office:boolean-value="false" calcext:value-type="boolean">
            <text:p>FALSE</text:p>
          </table:table-cell>
          <table:table-cell table:formula="of:=[.C64]=[.D6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D19_LEBENSMITTEL_RZ</text:p>
          </table:table-cell>
          <table:table-cell table:style-name="ce3" office:value-type="string" calcext:value-type="string">
            <text:p>D19_LEBENSMITTEL</text:p>
          </table:table-cell>
          <table:table-cell office:value-type="string" calcext:value-type="string">
            <text:p>D19_LEBENSMITTEL</text:p>
          </table:table-cell>
          <table:table-cell table:formula="of:=[.B65]=[.C65]" office:value-type="boolean" office:boolean-value="false" calcext:value-type="boolean">
            <text:p>FALSE</text:p>
          </table:table-cell>
          <table:table-cell table:formula="of:=[.C65]=[.D6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D19_LETZTER_KAUF_BRANCHE</text:p>
          </table:table-cell>
          <table:table-cell table:formula="of:=[.B66]=[.C66]" office:value-type="boolean" office:boolean-value="false" calcext:value-type="boolean">
            <text:p>FALSE</text:p>
          </table:table-cell>
          <table:table-cell table:formula="of:=[.C66]=[.D6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D19_LOTTO_RZ</text:p>
          </table:table-cell>
          <table:table-cell table:style-name="ce3" office:value-type="string" calcext:value-type="string">
            <text:p>D19_LOTTO</text:p>
          </table:table-cell>
          <table:table-cell office:value-type="string" calcext:value-type="string">
            <text:p>D19_LOTTO</text:p>
          </table:table-cell>
          <table:table-cell table:formula="of:=[.B67]=[.C67]" office:value-type="boolean" office:boolean-value="false" calcext:value-type="boolean">
            <text:p>FALSE</text:p>
          </table:table-cell>
          <table:table-cell table:formula="of:=[.C67]=[.D6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D19_NAHRUNGSERGAENZUNG_RZ</text:p>
          </table:table-cell>
          <table:table-cell table:style-name="ce3" office:value-type="string" calcext:value-type="string">
            <text:p>D19_NAHRUNGSERGAENZUNG</text:p>
          </table:table-cell>
          <table:table-cell office:value-type="string" calcext:value-type="string">
            <text:p>D19_NAHRUNGSERGAENZUNG</text:p>
          </table:table-cell>
          <table:table-cell table:formula="of:=[.B68]=[.C68]" office:value-type="boolean" office:boolean-value="false" calcext:value-type="boolean">
            <text:p>FALSE</text:p>
          </table:table-cell>
          <table:table-cell table:formula="of:=[.C68]=[.D6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D19_RATGEBER_RZ</text:p>
          </table:table-cell>
          <table:table-cell table:style-name="ce3" office:value-type="string" calcext:value-type="string">
            <text:p>D19_RATGEBER</text:p>
          </table:table-cell>
          <table:table-cell office:value-type="string" calcext:value-type="string">
            <text:p>D19_RATGEBER</text:p>
          </table:table-cell>
          <table:table-cell table:formula="of:=[.B69]=[.C69]" office:value-type="boolean" office:boolean-value="false" calcext:value-type="boolean">
            <text:p>FALSE</text:p>
          </table:table-cell>
          <table:table-cell table:formula="of:=[.C69]=[.D6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D19_REISEN_RZ</text:p>
          </table:table-cell>
          <table:table-cell table:style-name="ce3" office:value-type="string" calcext:value-type="string">
            <text:p>D19_REISEN</text:p>
          </table:table-cell>
          <table:table-cell office:value-type="string" calcext:value-type="string">
            <text:p>D19_REISEN</text:p>
          </table:table-cell>
          <table:table-cell table:formula="of:=[.B70]=[.C70]" office:value-type="boolean" office:boolean-value="false" calcext:value-type="boolean">
            <text:p>FALSE</text:p>
          </table:table-cell>
          <table:table-cell table:formula="of:=[.C70]=[.D7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D19_SAMMELARTIKEL_RZ</text:p>
          </table:table-cell>
          <table:table-cell table:style-name="ce3" office:value-type="string" calcext:value-type="string">
            <text:p>D19_SAMMELARTIKEL</text:p>
          </table:table-cell>
          <table:table-cell office:value-type="string" calcext:value-type="string">
            <text:p>D19_SAMMELARTIKEL</text:p>
          </table:table-cell>
          <table:table-cell table:formula="of:=[.B71]=[.C71]" office:value-type="boolean" office:boolean-value="false" calcext:value-type="boolean">
            <text:p>FALSE</text:p>
          </table:table-cell>
          <table:table-cell table:formula="of:=[.C71]=[.D7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D19_SCHUHE_RZ</text:p>
          </table:table-cell>
          <table:table-cell table:style-name="ce3" office:value-type="string" calcext:value-type="string">
            <text:p>D19_SCHUHE</text:p>
          </table:table-cell>
          <table:table-cell office:value-type="string" calcext:value-type="string">
            <text:p>D19_SCHUHE</text:p>
          </table:table-cell>
          <table:table-cell table:formula="of:=[.B72]=[.C72]" office:value-type="boolean" office:boolean-value="false" calcext:value-type="boolean">
            <text:p>FALSE</text:p>
          </table:table-cell>
          <table:table-cell table:formula="of:=[.C72]=[.D7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D19_SONSTIGE_RZ</text:p>
          </table:table-cell>
          <table:table-cell table:style-name="ce3" office:value-type="string" calcext:value-type="string">
            <text:p>D19_SONSTIGE</text:p>
          </table:table-cell>
          <table:table-cell office:value-type="string" calcext:value-type="string">
            <text:p>D19_SONSTIGE</text:p>
          </table:table-cell>
          <table:table-cell table:formula="of:=[.B73]=[.C73]" office:value-type="boolean" office:boolean-value="false" calcext:value-type="boolean">
            <text:p>FALSE</text:p>
          </table:table-cell>
          <table:table-cell table:formula="of:=[.C73]=[.D7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/>
          <table:table-cell table:style-name="ce2" office:value-type="string" calcext:value-type="string">
            <text:p>D19_SOZIALES</text:p>
          </table:table-cell>
          <table:table-cell office:value-type="string" calcext:value-type="string">
            <text:p>D19_SOZIALES</text:p>
          </table:table-cell>
          <table:table-cell table:formula="of:=[.B74]=[.C74]" office:value-type="boolean" office:boolean-value="false" calcext:value-type="boolean">
            <text:p>FALSE</text:p>
          </table:table-cell>
          <table:table-cell table:formula="of:=[.C74]=[.D7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D19_TECHNIK_RZ</text:p>
          </table:table-cell>
          <table:table-cell table:style-name="ce5" office:value-type="string" calcext:value-type="string">
            <text:p>D19_TECHNIK</text:p>
          </table:table-cell>
          <table:table-cell office:value-type="string" calcext:value-type="string">
            <text:p>D19_TECHNIK</text:p>
          </table:table-cell>
          <table:table-cell table:formula="of:=[.B75]=[.C75]" office:value-type="boolean" office:boolean-value="false" calcext:value-type="boolean">
            <text:p>FALSE</text:p>
          </table:table-cell>
          <table:table-cell table:formula="of:=[.C75]=[.D7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D19_TELKO_ANZ_12</text:p>
          </table:table-cell>
          <table:table-cell table:formula="of:=[.B76]=[.C76]" office:value-type="boolean" office:boolean-value="true" calcext:value-type="boolean">
            <text:p>TRUE</text:p>
          </table:table-cell>
          <table:table-cell table:formula="of:=[.C76]=[.D7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D19_TELKO_ANZ_24</text:p>
          </table:table-cell>
          <table:table-cell table:formula="of:=[.B77]=[.C77]" office:value-type="boolean" office:boolean-value="true" calcext:value-type="boolean">
            <text:p>TRUE</text:p>
          </table:table-cell>
          <table:table-cell table:formula="of:=[.C77]=[.D7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D19_TELKO_DATUM</text:p>
          </table:table-cell>
          <table:table-cell table:formula="of:=[.B78]=[.C78]" office:value-type="boolean" office:boolean-value="true" calcext:value-type="boolean">
            <text:p>TRUE</text:p>
          </table:table-cell>
          <table:table-cell table:formula="of:=[.C78]=[.D7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19_TELKO_MOBILE_RZ</text:p>
          </table:table-cell>
          <table:table-cell table:number-columns-repeated="2" office:value-type="string" calcext:value-type="string">
            <text:p>D19_TELKO_MOBILE</text:p>
          </table:table-cell>
          <table:table-cell table:formula="of:=[.B79]=[.C79]" office:value-type="boolean" office:boolean-value="false" calcext:value-type="boolean">
            <text:p>FALSE</text:p>
          </table:table-cell>
          <table:table-cell table:formula="of:=[.C79]=[.D7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D19_TELKO_OFFLINE_DATUM</text:p>
          </table:table-cell>
          <table:table-cell table:formula="of:=[.B80]=[.C80]" office:value-type="boolean" office:boolean-value="true" calcext:value-type="boolean">
            <text:p>TRUE</text:p>
          </table:table-cell>
          <table:table-cell table:formula="of:=[.C80]=[.D8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D19_TELKO_ONLINE_DATUM</text:p>
          </table:table-cell>
          <table:table-cell table:formula="of:=[.B81]=[.C81]" office:value-type="boolean" office:boolean-value="true" calcext:value-type="boolean">
            <text:p>TRUE</text:p>
          </table:table-cell>
          <table:table-cell table:formula="of:=[.C81]=[.D8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D19_TELKO_ONLINE_QUOTE_12</text:p>
          </table:table-cell>
          <table:table-cell table:formula="of:=[.B82]=[.C82]" office:value-type="boolean" office:boolean-value="false" calcext:value-type="boolean">
            <text:p>FALSE</text:p>
          </table:table-cell>
          <table:table-cell table:formula="of:=[.C82]=[.D8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19_TELKO_REST_RZ</text:p>
          </table:table-cell>
          <table:table-cell table:number-columns-repeated="2" office:value-type="string" calcext:value-type="string">
            <text:p>D19_TELKO_REST</text:p>
          </table:table-cell>
          <table:table-cell table:formula="of:=[.B83]=[.C83]" office:value-type="boolean" office:boolean-value="false" calcext:value-type="boolean">
            <text:p>FALSE</text:p>
          </table:table-cell>
          <table:table-cell table:formula="of:=[.C83]=[.D8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19_TIERARTIKEL_RZ</text:p>
          </table:table-cell>
          <table:table-cell table:number-columns-repeated="2" office:value-type="string" calcext:value-type="string">
            <text:p>D19_TIERARTIKEL</text:p>
          </table:table-cell>
          <table:table-cell table:formula="of:=[.B84]=[.C84]" office:value-type="boolean" office:boolean-value="false" calcext:value-type="boolean">
            <text:p>FALSE</text:p>
          </table:table-cell>
          <table:table-cell table:formula="of:=[.C84]=[.D8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D19_VERSAND_ANZ_12</text:p>
          </table:table-cell>
          <table:table-cell table:formula="of:=[.B85]=[.C85]" office:value-type="boolean" office:boolean-value="true" calcext:value-type="boolean">
            <text:p>TRUE</text:p>
          </table:table-cell>
          <table:table-cell table:formula="of:=[.C85]=[.D8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D19_VERSAND_ANZ_24</text:p>
          </table:table-cell>
          <table:table-cell table:formula="of:=[.B86]=[.C86]" office:value-type="boolean" office:boolean-value="true" calcext:value-type="boolean">
            <text:p>TRUE</text:p>
          </table:table-cell>
          <table:table-cell table:formula="of:=[.C86]=[.D8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D19_VERSAND_DATUM</text:p>
          </table:table-cell>
          <table:table-cell table:formula="of:=[.B87]=[.C87]" office:value-type="boolean" office:boolean-value="true" calcext:value-type="boolean">
            <text:p>TRUE</text:p>
          </table:table-cell>
          <table:table-cell table:formula="of:=[.C87]=[.D8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string" calcext:value-type="string">
            <text:p>D19_VERSAND_OFFLINE_DATUM</text:p>
          </table:table-cell>
          <table:table-cell table:formula="of:=[.B88]=[.C88]" office:value-type="boolean" office:boolean-value="true" calcext:value-type="boolean">
            <text:p>TRUE</text:p>
          </table:table-cell>
          <table:table-cell table:formula="of:=[.C88]=[.D8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D19_VERSAND_ONLINE_DATUM</text:p>
          </table:table-cell>
          <table:table-cell table:formula="of:=[.B89]=[.C89]" office:value-type="boolean" office:boolean-value="true" calcext:value-type="boolean">
            <text:p>TRUE</text:p>
          </table:table-cell>
          <table:table-cell table:formula="of:=[.C89]=[.D8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D19_VERSAND_ONLINE_QUOTE_12</text:p>
          </table:table-cell>
          <table:table-cell table:formula="of:=[.B90]=[.C90]" office:value-type="boolean" office:boolean-value="true" calcext:value-type="boolean">
            <text:p>TRUE</text:p>
          </table:table-cell>
          <table:table-cell table:formula="of:=[.C90]=[.D9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19_VERSAND_REST_RZ</text:p>
          </table:table-cell>
          <table:table-cell table:number-columns-repeated="2" office:value-type="string" calcext:value-type="string">
            <text:p>D19_VERSAND_REST</text:p>
          </table:table-cell>
          <table:table-cell table:formula="of:=[.B91]=[.C91]" office:value-type="boolean" office:boolean-value="false" calcext:value-type="boolean">
            <text:p>FALSE</text:p>
          </table:table-cell>
          <table:table-cell table:formula="of:=[.C91]=[.D9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19_VERSI_ANZ_12</text:p>
          </table:table-cell>
          <table:table-cell table:number-columns-repeated="2" office:value-type="string" calcext:value-type="string">
            <text:p>D19_VERSICHERUNGEN</text:p>
          </table:table-cell>
          <table:table-cell table:formula="of:=[.B92]=[.C92]" office:value-type="boolean" office:boolean-value="false" calcext:value-type="boolean">
            <text:p>FALSE</text:p>
          </table:table-cell>
          <table:table-cell table:formula="of:=[.C92]=[.D9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19_VERSI_ANZ_24</text:p>
          </table:table-cell>
          <table:table-cell table:number-columns-repeated="2" office:value-type="string" calcext:value-type="string">
            <text:p>D19_VERSI_ANZ_12</text:p>
          </table:table-cell>
          <table:table-cell table:formula="of:=[.B93]=[.C93]" office:value-type="boolean" office:boolean-value="false" calcext:value-type="boolean">
            <text:p>FALSE</text:p>
          </table:table-cell>
          <table:table-cell table:formula="of:=[.C93]=[.D9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19_VERSICHERUNGEN_RZ</text:p>
          </table:table-cell>
          <table:table-cell table:number-columns-repeated="2" office:value-type="string" calcext:value-type="string">
            <text:p>D19_VERSI_ANZ_24</text:p>
          </table:table-cell>
          <table:table-cell table:formula="of:=[.B94]=[.C94]" office:value-type="boolean" office:boolean-value="false" calcext:value-type="boolean">
            <text:p>FALSE</text:p>
          </table:table-cell>
          <table:table-cell table:formula="of:=[.C94]=[.D9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19_VOLLSORTIMENT_RZ</text:p>
          </table:table-cell>
          <table:table-cell table:number-columns-repeated="2" office:value-type="string" calcext:value-type="string">
            <text:p>D19_VERSI_DATUM</text:p>
          </table:table-cell>
          <table:table-cell table:formula="of:=[.B95]=[.C95]" office:value-type="boolean" office:boolean-value="false" calcext:value-type="boolean">
            <text:p>FALSE</text:p>
          </table:table-cell>
          <table:table-cell table:formula="of:=[.C95]=[.D9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19_WEIN_FEINKOST_RZ</text:p>
          </table:table-cell>
          <table:table-cell table:number-columns-repeated="2" office:value-type="string" calcext:value-type="string">
            <text:p>D19_VERSI_OFFLINE_DATUM</text:p>
          </table:table-cell>
          <table:table-cell table:formula="of:=[.B96]=[.C96]" office:value-type="boolean" office:boolean-value="false" calcext:value-type="boolean">
            <text:p>FALSE</text:p>
          </table:table-cell>
          <table:table-cell table:formula="of:=[.C96]=[.D9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WDICHTE</text:p>
          </table:table-cell>
          <table:table-cell table:number-columns-repeated="2" office:value-type="string" calcext:value-type="string">
            <text:p>D19_VERSI_ONLINE_DATUM</text:p>
          </table:table-cell>
          <table:table-cell table:formula="of:=[.B97]=[.C97]" office:value-type="boolean" office:boolean-value="false" calcext:value-type="boolean">
            <text:p>FALSE</text:p>
          </table:table-cell>
          <table:table-cell table:formula="of:=[.C97]=[.D9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INANZ_ANLEGER</text:p>
          </table:table-cell>
          <table:table-cell table:number-columns-repeated="2" office:value-type="string" calcext:value-type="string">
            <text:p>D19_VERSI_ONLINE_QUOTE_12</text:p>
          </table:table-cell>
          <table:table-cell table:formula="of:=[.B98]=[.C98]" office:value-type="boolean" office:boolean-value="false" calcext:value-type="boolean">
            <text:p>FALSE</text:p>
          </table:table-cell>
          <table:table-cell table:formula="of:=[.C98]=[.D9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INANZ_HAUSBAUER</text:p>
          </table:table-cell>
          <table:table-cell table:number-columns-repeated="2" office:value-type="string" calcext:value-type="string">
            <text:p>D19_VOLLSORTIMENT</text:p>
          </table:table-cell>
          <table:table-cell table:formula="of:=[.B99]=[.C99]" office:value-type="boolean" office:boolean-value="false" calcext:value-type="boolean">
            <text:p>FALSE</text:p>
          </table:table-cell>
          <table:table-cell table:formula="of:=[.C99]=[.D9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INANZ_MINIMALIST</text:p>
          </table:table-cell>
          <table:table-cell table:number-columns-repeated="2" office:value-type="string" calcext:value-type="string">
            <text:p>D19_WEIN_FEINKOST</text:p>
          </table:table-cell>
          <table:table-cell table:formula="of:=[.B100]=[.C100]" office:value-type="boolean" office:boolean-value="false" calcext:value-type="boolean">
            <text:p>FALSE</text:p>
          </table:table-cell>
          <table:table-cell table:formula="of:=[.C100]=[.D10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INANZ_SPARER</text:p>
          </table:table-cell>
          <table:table-cell table:number-columns-repeated="2" office:value-type="string" calcext:value-type="string">
            <text:p>DSL_FLAG</text:p>
          </table:table-cell>
          <table:table-cell table:formula="of:=[.B101]=[.C101]" office:value-type="boolean" office:boolean-value="false" calcext:value-type="boolean">
            <text:p>FALSE</text:p>
          </table:table-cell>
          <table:table-cell table:formula="of:=[.C101]=[.D10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INANZ_UNAUFFAELLIGER</text:p>
          </table:table-cell>
          <table:table-cell table:number-columns-repeated="2" office:value-type="string" calcext:value-type="string">
            <text:p>EINGEFUEGT_AM</text:p>
          </table:table-cell>
          <table:table-cell table:formula="of:=[.B102]=[.C102]" office:value-type="boolean" office:boolean-value="false" calcext:value-type="boolean">
            <text:p>FALSE</text:p>
          </table:table-cell>
          <table:table-cell table:formula="of:=[.C102]=[.D10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INANZ_VORSORGER</text:p>
          </table:table-cell>
          <table:table-cell table:number-columns-repeated="2" office:value-type="string" calcext:value-type="string">
            <text:p>EINGEZOGENAM_HH_JAHR</text:p>
          </table:table-cell>
          <table:table-cell table:formula="of:=[.B103]=[.C103]" office:value-type="boolean" office:boolean-value="false" calcext:value-type="boolean">
            <text:p>FALSE</text:p>
          </table:table-cell>
          <table:table-cell table:formula="of:=[.C103]=[.D10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INANZTYP</text:p>
          </table:table-cell>
          <table:table-cell table:number-columns-repeated="2" office:value-type="string" calcext:value-type="string">
            <text:p>EWDICHTE</text:p>
          </table:table-cell>
          <table:table-cell table:formula="of:=[.B104]=[.C104]" office:value-type="boolean" office:boolean-value="false" calcext:value-type="boolean">
            <text:p>FALSE</text:p>
          </table:table-cell>
          <table:table-cell table:formula="of:=[.C104]=[.D10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EBAEUDETYP</text:p>
          </table:table-cell>
          <table:table-cell table:number-columns-repeated="2" office:value-type="string" calcext:value-type="string">
            <text:p>EXTSEL992</text:p>
          </table:table-cell>
          <table:table-cell table:formula="of:=[.B105]=[.C105]" office:value-type="boolean" office:boolean-value="false" calcext:value-type="boolean">
            <text:p>FALSE</text:p>
          </table:table-cell>
          <table:table-cell table:formula="of:=[.C105]=[.D10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EBAEUDETYP_RASTER</text:p>
          </table:table-cell>
          <table:table-cell table:number-columns-repeated="2" office:value-type="string" calcext:value-type="string">
            <text:p>FINANZTYP</text:p>
          </table:table-cell>
          <table:table-cell table:formula="of:=[.B106]=[.C106]" office:value-type="boolean" office:boolean-value="false" calcext:value-type="boolean">
            <text:p>FALSE</text:p>
          </table:table-cell>
          <table:table-cell table:formula="of:=[.C106]=[.D10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EBURTSJAHR</text:p>
          </table:table-cell>
          <table:table-cell table:number-columns-repeated="2" office:value-type="string" calcext:value-type="string">
            <text:p>FINANZ_ANLEGER</text:p>
          </table:table-cell>
          <table:table-cell table:formula="of:=[.B107]=[.C107]" office:value-type="boolean" office:boolean-value="false" calcext:value-type="boolean">
            <text:p>FALSE</text:p>
          </table:table-cell>
          <table:table-cell table:formula="of:=[.C107]=[.D10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OSCORE_KLS7</text:p>
          </table:table-cell>
          <table:table-cell table:number-columns-repeated="2" office:value-type="string" calcext:value-type="string">
            <text:p>FINANZ_HAUSBAUER</text:p>
          </table:table-cell>
          <table:table-cell table:formula="of:=[.B108]=[.C108]" office:value-type="boolean" office:boolean-value="false" calcext:value-type="boolean">
            <text:p>FALSE</text:p>
          </table:table-cell>
          <table:table-cell table:formula="of:=[.C108]=[.D10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FK_URLAUBERTYP</text:p>
          </table:table-cell>
          <table:table-cell table:number-columns-repeated="2" office:value-type="string" calcext:value-type="string">
            <text:p>FINANZ_MINIMALIST</text:p>
          </table:table-cell>
          <table:table-cell table:formula="of:=[.B109]=[.C109]" office:value-type="boolean" office:boolean-value="false" calcext:value-type="boolean">
            <text:p>FALSE</text:p>
          </table:table-cell>
          <table:table-cell table:formula="of:=[.C109]=[.D10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EEN_AVANTGARDE</text:p>
          </table:table-cell>
          <table:table-cell table:number-columns-repeated="2" office:value-type="string" calcext:value-type="string">
            <text:p>FINANZ_SPARER</text:p>
          </table:table-cell>
          <table:table-cell table:formula="of:=[.B110]=[.C110]" office:value-type="boolean" office:boolean-value="false" calcext:value-type="boolean">
            <text:p>FALSE</text:p>
          </table:table-cell>
          <table:table-cell table:formula="of:=[.C110]=[.D11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AUSHALTSSTRUKTUR</text:p>
          </table:table-cell>
          <table:table-cell table:number-columns-repeated="2" office:value-type="string" calcext:value-type="string">
            <text:p>FINANZ_UNAUFFAELLIGER</text:p>
          </table:table-cell>
          <table:table-cell table:formula="of:=[.B111]=[.C111]" office:value-type="boolean" office:boolean-value="false" calcext:value-type="boolean">
            <text:p>FALSE</text:p>
          </table:table-cell>
          <table:table-cell table:formula="of:=[.C111]=[.D11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EALTH_TYP</text:p>
          </table:table-cell>
          <table:table-cell table:number-columns-repeated="2" office:value-type="string" calcext:value-type="string">
            <text:p>FINANZ_VORSORGER</text:p>
          </table:table-cell>
          <table:table-cell table:formula="of:=[.B112]=[.C112]" office:value-type="boolean" office:boolean-value="false" calcext:value-type="boolean">
            <text:p>FALSE</text:p>
          </table:table-cell>
          <table:table-cell table:formula="of:=[.C112]=[.D11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H_EINKOMMEN_SCORE</text:p>
          </table:table-cell>
          <table:table-cell table:number-columns-repeated="2" office:value-type="string" calcext:value-type="string">
            <text:p>FIRMENDICHTE</text:p>
          </table:table-cell>
          <table:table-cell table:formula="of:=[.B113]=[.C113]" office:value-type="boolean" office:boolean-value="false" calcext:value-type="boolean">
            <text:p>FALSE</text:p>
          </table:table-cell>
          <table:table-cell table:formula="of:=[.C113]=[.D11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NNENSTADT</text:p>
          </table:table-cell>
          <table:table-cell table:number-columns-repeated="2" office:value-type="string" calcext:value-type="string">
            <text:p>GEBAEUDETYP</text:p>
          </table:table-cell>
          <table:table-cell table:formula="of:=[.B114]=[.C114]" office:value-type="boolean" office:boolean-value="false" calcext:value-type="boolean">
            <text:p>FALSE</text:p>
          </table:table-cell>
          <table:table-cell table:formula="of:=[.C114]=[.D11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BA05_ALTER1</text:p>
          </table:table-cell>
          <table:table-cell table:number-columns-repeated="2" office:value-type="string" calcext:value-type="string">
            <text:p>GEBAEUDETYP_RASTER</text:p>
          </table:table-cell>
          <table:table-cell table:formula="of:=[.B115]=[.C115]" office:value-type="boolean" office:boolean-value="false" calcext:value-type="boolean">
            <text:p>FALSE</text:p>
          </table:table-cell>
          <table:table-cell table:formula="of:=[.C115]=[.D11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BA05_ALTER2</text:p>
          </table:table-cell>
          <table:table-cell table:number-columns-repeated="2" office:value-type="string" calcext:value-type="string">
            <text:p>GEBURTSJAHR</text:p>
          </table:table-cell>
          <table:table-cell table:formula="of:=[.B116]=[.C116]" office:value-type="boolean" office:boolean-value="false" calcext:value-type="boolean">
            <text:p>FALSE</text:p>
          </table:table-cell>
          <table:table-cell table:formula="of:=[.C116]=[.D11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BA05_ALTER3</text:p>
          </table:table-cell>
          <table:table-cell table:number-columns-repeated="2" office:value-type="string" calcext:value-type="string">
            <text:p>GEMEINDETYP</text:p>
          </table:table-cell>
          <table:table-cell table:formula="of:=[.B117]=[.C117]" office:value-type="boolean" office:boolean-value="false" calcext:value-type="boolean">
            <text:p>FALSE</text:p>
          </table:table-cell>
          <table:table-cell table:formula="of:=[.C117]=[.D11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BA05_ALTER4</text:p>
          </table:table-cell>
          <table:table-cell table:number-columns-repeated="2" office:value-type="string" calcext:value-type="string">
            <text:p>GFK_URLAUBERTYP</text:p>
          </table:table-cell>
          <table:table-cell table:formula="of:=[.B118]=[.C118]" office:value-type="boolean" office:boolean-value="false" calcext:value-type="boolean">
            <text:p>FALSE</text:p>
          </table:table-cell>
          <table:table-cell table:formula="of:=[.C118]=[.D11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BA05_ANHANG</text:p>
          </table:table-cell>
          <table:table-cell table:number-columns-repeated="2" office:value-type="string" calcext:value-type="string">
            <text:p>GREEN_AVANTGARDE</text:p>
          </table:table-cell>
          <table:table-cell table:formula="of:=[.B119]=[.C119]" office:value-type="boolean" office:boolean-value="false" calcext:value-type="boolean">
            <text:p>FALSE</text:p>
          </table:table-cell>
          <table:table-cell table:formula="of:=[.C119]=[.D11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BA05_ANTG1</text:p>
          </table:table-cell>
          <table:table-cell table:number-columns-repeated="2" office:value-type="string" calcext:value-type="string">
            <text:p>HEALTH_TYP</text:p>
          </table:table-cell>
          <table:table-cell table:formula="of:=[.B120]=[.C120]" office:value-type="boolean" office:boolean-value="false" calcext:value-type="boolean">
            <text:p>FALSE</text:p>
          </table:table-cell>
          <table:table-cell table:formula="of:=[.C120]=[.D12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BA05_ANTG2</text:p>
          </table:table-cell>
          <table:table-cell table:number-columns-repeated="2" office:value-type="string" calcext:value-type="string">
            <text:p>HH_DELTA_FLAG</text:p>
          </table:table-cell>
          <table:table-cell table:formula="of:=[.B121]=[.C121]" office:value-type="boolean" office:boolean-value="false" calcext:value-type="boolean">
            <text:p>FALSE</text:p>
          </table:table-cell>
          <table:table-cell table:formula="of:=[.C121]=[.D12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A05_ANTG3</text:p>
          </table:table-cell>
          <table:table-cell table:number-columns-repeated="2" office:value-type="string" calcext:value-type="string">
            <text:p>HH_EINKOMMEN_SCORE</text:p>
          </table:table-cell>
          <table:table-cell table:formula="of:=[.B122]=[.C122]" office:value-type="boolean" office:boolean-value="false" calcext:value-type="boolean">
            <text:p>FALSE</text:p>
          </table:table-cell>
          <table:table-cell table:formula="of:=[.C122]=[.D12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BA05_ANTG4</text:p>
          </table:table-cell>
          <table:table-cell table:number-columns-repeated="2" office:value-type="string" calcext:value-type="string">
            <text:p>INNENSTADT</text:p>
          </table:table-cell>
          <table:table-cell table:formula="of:=[.B123]=[.C123]" office:value-type="boolean" office:boolean-value="false" calcext:value-type="boolean">
            <text:p>FALSE</text:p>
          </table:table-cell>
          <table:table-cell table:formula="of:=[.C123]=[.D12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BA05_AUTOQUOT</text:p>
          </table:table-cell>
          <table:table-cell table:number-columns-repeated="2" office:value-type="string" calcext:value-type="string">
            <text:p>KBA05_ALTER1</text:p>
          </table:table-cell>
          <table:table-cell table:formula="of:=[.B124]=[.C124]" office:value-type="boolean" office:boolean-value="false" calcext:value-type="boolean">
            <text:p>FALSE</text:p>
          </table:table-cell>
          <table:table-cell table:formula="of:=[.C124]=[.D12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BA05_BAUMAX</text:p>
          </table:table-cell>
          <table:table-cell table:number-columns-repeated="2" office:value-type="string" calcext:value-type="string">
            <text:p>KBA05_ALTER2</text:p>
          </table:table-cell>
          <table:table-cell table:formula="of:=[.B125]=[.C125]" office:value-type="boolean" office:boolean-value="false" calcext:value-type="boolean">
            <text:p>FALSE</text:p>
          </table:table-cell>
          <table:table-cell table:formula="of:=[.C125]=[.D12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BA05_CCM1</text:p>
          </table:table-cell>
          <table:table-cell table:number-columns-repeated="2" office:value-type="string" calcext:value-type="string">
            <text:p>KBA05_ALTER3</text:p>
          </table:table-cell>
          <table:table-cell table:formula="of:=[.B126]=[.C126]" office:value-type="boolean" office:boolean-value="false" calcext:value-type="boolean">
            <text:p>FALSE</text:p>
          </table:table-cell>
          <table:table-cell table:formula="of:=[.C126]=[.D12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BA05_CCM2</text:p>
          </table:table-cell>
          <table:table-cell table:number-columns-repeated="2" office:value-type="string" calcext:value-type="string">
            <text:p>KBA05_ALTER4</text:p>
          </table:table-cell>
          <table:table-cell table:formula="of:=[.B127]=[.C127]" office:value-type="boolean" office:boolean-value="false" calcext:value-type="boolean">
            <text:p>FALSE</text:p>
          </table:table-cell>
          <table:table-cell table:formula="of:=[.C127]=[.D12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BA05_CCM3</text:p>
          </table:table-cell>
          <table:table-cell table:number-columns-repeated="2" office:value-type="string" calcext:value-type="string">
            <text:p>KBA05_ANHANG</text:p>
          </table:table-cell>
          <table:table-cell table:formula="of:=[.B128]=[.C128]" office:value-type="boolean" office:boolean-value="false" calcext:value-type="boolean">
            <text:p>FALSE</text:p>
          </table:table-cell>
          <table:table-cell table:formula="of:=[.C128]=[.D1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BA05_CCM4</text:p>
          </table:table-cell>
          <table:table-cell table:number-columns-repeated="2" office:value-type="string" calcext:value-type="string">
            <text:p>KBA05_ANTG1</text:p>
          </table:table-cell>
          <table:table-cell table:formula="of:=[.B129]=[.C129]" office:value-type="boolean" office:boolean-value="false" calcext:value-type="boolean">
            <text:p>FALSE</text:p>
          </table:table-cell>
          <table:table-cell table:formula="of:=[.C129]=[.D12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BA05_DIESEL</text:p>
          </table:table-cell>
          <table:table-cell table:number-columns-repeated="2" office:value-type="string" calcext:value-type="string">
            <text:p>KBA05_ANTG2</text:p>
          </table:table-cell>
          <table:table-cell table:formula="of:=[.B130]=[.C130]" office:value-type="boolean" office:boolean-value="false" calcext:value-type="boolean">
            <text:p>FALSE</text:p>
          </table:table-cell>
          <table:table-cell table:formula="of:=[.C130]=[.D13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BA05_FRAU</text:p>
          </table:table-cell>
          <table:table-cell table:number-columns-repeated="2" office:value-type="string" calcext:value-type="string">
            <text:p>KBA05_ANTG3</text:p>
          </table:table-cell>
          <table:table-cell table:formula="of:=[.B131]=[.C131]" office:value-type="boolean" office:boolean-value="false" calcext:value-type="boolean">
            <text:p>FALSE</text:p>
          </table:table-cell>
          <table:table-cell table:formula="of:=[.C131]=[.D13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BA05_GBZ</text:p>
          </table:table-cell>
          <table:table-cell table:number-columns-repeated="2" office:value-type="string" calcext:value-type="string">
            <text:p>KBA05_ANTG4</text:p>
          </table:table-cell>
          <table:table-cell table:formula="of:=[.B132]=[.C132]" office:value-type="boolean" office:boolean-value="false" calcext:value-type="boolean">
            <text:p>FALSE</text:p>
          </table:table-cell>
          <table:table-cell table:formula="of:=[.C132]=[.D13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BA05_HERST1</text:p>
          </table:table-cell>
          <table:table-cell table:number-columns-repeated="2" office:value-type="string" calcext:value-type="string">
            <text:p>KBA05_AUTOQUOT</text:p>
          </table:table-cell>
          <table:table-cell table:formula="of:=[.B133]=[.C133]" office:value-type="boolean" office:boolean-value="false" calcext:value-type="boolean">
            <text:p>FALSE</text:p>
          </table:table-cell>
          <table:table-cell table:formula="of:=[.C133]=[.D13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BA05_HERST2</text:p>
          </table:table-cell>
          <table:table-cell table:number-columns-repeated="2" office:value-type="string" calcext:value-type="string">
            <text:p>KBA05_BAUMAX</text:p>
          </table:table-cell>
          <table:table-cell table:formula="of:=[.B134]=[.C134]" office:value-type="boolean" office:boolean-value="false" calcext:value-type="boolean">
            <text:p>FALSE</text:p>
          </table:table-cell>
          <table:table-cell table:formula="of:=[.C134]=[.D13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BA05_HERST3</text:p>
          </table:table-cell>
          <table:table-cell table:number-columns-repeated="2" office:value-type="string" calcext:value-type="string">
            <text:p>KBA05_CCM1</text:p>
          </table:table-cell>
          <table:table-cell table:formula="of:=[.B135]=[.C135]" office:value-type="boolean" office:boolean-value="false" calcext:value-type="boolean">
            <text:p>FALSE</text:p>
          </table:table-cell>
          <table:table-cell table:formula="of:=[.C135]=[.D13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BA05_HERST4</text:p>
          </table:table-cell>
          <table:table-cell table:number-columns-repeated="2" office:value-type="string" calcext:value-type="string">
            <text:p>KBA05_CCM2</text:p>
          </table:table-cell>
          <table:table-cell table:formula="of:=[.B136]=[.C136]" office:value-type="boolean" office:boolean-value="false" calcext:value-type="boolean">
            <text:p>FALSE</text:p>
          </table:table-cell>
          <table:table-cell table:formula="of:=[.C136]=[.D13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BA05_HERST5</text:p>
          </table:table-cell>
          <table:table-cell table:number-columns-repeated="2" office:value-type="string" calcext:value-type="string">
            <text:p>KBA05_CCM3</text:p>
          </table:table-cell>
          <table:table-cell table:formula="of:=[.B137]=[.C137]" office:value-type="boolean" office:boolean-value="false" calcext:value-type="boolean">
            <text:p>FALSE</text:p>
          </table:table-cell>
          <table:table-cell table:formula="of:=[.C137]=[.D13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BA05_HERSTTEMP</text:p>
          </table:table-cell>
          <table:table-cell table:number-columns-repeated="2" office:value-type="string" calcext:value-type="string">
            <text:p>KBA05_CCM4</text:p>
          </table:table-cell>
          <table:table-cell table:formula="of:=[.B138]=[.C138]" office:value-type="boolean" office:boolean-value="false" calcext:value-type="boolean">
            <text:p>FALSE</text:p>
          </table:table-cell>
          <table:table-cell table:formula="of:=[.C138]=[.D13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BA05_KRSAQUOT</text:p>
          </table:table-cell>
          <table:table-cell table:number-columns-repeated="2" office:value-type="string" calcext:value-type="string">
            <text:p>KBA05_DIESEL</text:p>
          </table:table-cell>
          <table:table-cell table:formula="of:=[.B139]=[.C139]" office:value-type="boolean" office:boolean-value="false" calcext:value-type="boolean">
            <text:p>FALSE</text:p>
          </table:table-cell>
          <table:table-cell table:formula="of:=[.C139]=[.D13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BA05_KRSHERST1</text:p>
          </table:table-cell>
          <table:table-cell table:number-columns-repeated="2" office:value-type="string" calcext:value-type="string">
            <text:p>KBA05_FRAU</text:p>
          </table:table-cell>
          <table:table-cell table:formula="of:=[.B140]=[.C140]" office:value-type="boolean" office:boolean-value="false" calcext:value-type="boolean">
            <text:p>FALSE</text:p>
          </table:table-cell>
          <table:table-cell table:formula="of:=[.C140]=[.D14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BA05_KRSHERST2</text:p>
          </table:table-cell>
          <table:table-cell table:number-columns-repeated="2" office:value-type="string" calcext:value-type="string">
            <text:p>KBA05_GBZ</text:p>
          </table:table-cell>
          <table:table-cell table:formula="of:=[.B141]=[.C141]" office:value-type="boolean" office:boolean-value="false" calcext:value-type="boolean">
            <text:p>FALSE</text:p>
          </table:table-cell>
          <table:table-cell table:formula="of:=[.C141]=[.D14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A05_KRSHERST3</text:p>
          </table:table-cell>
          <table:table-cell table:number-columns-repeated="2" office:value-type="string" calcext:value-type="string">
            <text:p>KBA05_HERST1</text:p>
          </table:table-cell>
          <table:table-cell table:formula="of:=[.B142]=[.C142]" office:value-type="boolean" office:boolean-value="false" calcext:value-type="boolean">
            <text:p>FALSE</text:p>
          </table:table-cell>
          <table:table-cell table:formula="of:=[.C142]=[.D14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BA05_KRSKLEIN</text:p>
          </table:table-cell>
          <table:table-cell table:number-columns-repeated="2" office:value-type="string" calcext:value-type="string">
            <text:p>KBA05_HERST2</text:p>
          </table:table-cell>
          <table:table-cell table:formula="of:=[.B143]=[.C143]" office:value-type="boolean" office:boolean-value="false" calcext:value-type="boolean">
            <text:p>FALSE</text:p>
          </table:table-cell>
          <table:table-cell table:formula="of:=[.C143]=[.D14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BA05_KRSOBER</text:p>
          </table:table-cell>
          <table:table-cell table:number-columns-repeated="2" office:value-type="string" calcext:value-type="string">
            <text:p>KBA05_HERST3</text:p>
          </table:table-cell>
          <table:table-cell table:formula="of:=[.B144]=[.C144]" office:value-type="boolean" office:boolean-value="false" calcext:value-type="boolean">
            <text:p>FALSE</text:p>
          </table:table-cell>
          <table:table-cell table:formula="of:=[.C144]=[.D14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BA05_KRSVAN</text:p>
          </table:table-cell>
          <table:table-cell table:number-columns-repeated="2" office:value-type="string" calcext:value-type="string">
            <text:p>KBA05_HERST4</text:p>
          </table:table-cell>
          <table:table-cell table:formula="of:=[.B145]=[.C145]" office:value-type="boolean" office:boolean-value="false" calcext:value-type="boolean">
            <text:p>FALSE</text:p>
          </table:table-cell>
          <table:table-cell table:formula="of:=[.C145]=[.D14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BA05_KRSZUL</text:p>
          </table:table-cell>
          <table:table-cell table:number-columns-repeated="2" office:value-type="string" calcext:value-type="string">
            <text:p>KBA05_HERST5</text:p>
          </table:table-cell>
          <table:table-cell table:formula="of:=[.B146]=[.C146]" office:value-type="boolean" office:boolean-value="false" calcext:value-type="boolean">
            <text:p>FALSE</text:p>
          </table:table-cell>
          <table:table-cell table:formula="of:=[.C146]=[.D14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BA05_KW1</text:p>
          </table:table-cell>
          <table:table-cell table:number-columns-repeated="2" office:value-type="string" calcext:value-type="string">
            <text:p>KBA05_HERSTTEMP</text:p>
          </table:table-cell>
          <table:table-cell table:formula="of:=[.B147]=[.C147]" office:value-type="boolean" office:boolean-value="false" calcext:value-type="boolean">
            <text:p>FALSE</text:p>
          </table:table-cell>
          <table:table-cell table:formula="of:=[.C147]=[.D14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BA05_KW2</text:p>
          </table:table-cell>
          <table:table-cell table:number-columns-repeated="2" office:value-type="string" calcext:value-type="string">
            <text:p>KBA05_KRSAQUOT</text:p>
          </table:table-cell>
          <table:table-cell table:formula="of:=[.B148]=[.C148]" office:value-type="boolean" office:boolean-value="false" calcext:value-type="boolean">
            <text:p>FALSE</text:p>
          </table:table-cell>
          <table:table-cell table:formula="of:=[.C148]=[.D14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BA05_KW3</text:p>
          </table:table-cell>
          <table:table-cell table:number-columns-repeated="2" office:value-type="string" calcext:value-type="string">
            <text:p>KBA05_KRSHERST1</text:p>
          </table:table-cell>
          <table:table-cell table:formula="of:=[.B149]=[.C149]" office:value-type="boolean" office:boolean-value="false" calcext:value-type="boolean">
            <text:p>FALSE</text:p>
          </table:table-cell>
          <table:table-cell table:formula="of:=[.C149]=[.D14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BA05_MAXAH</text:p>
          </table:table-cell>
          <table:table-cell table:number-columns-repeated="2" office:value-type="string" calcext:value-type="string">
            <text:p>KBA05_KRSHERST2</text:p>
          </table:table-cell>
          <table:table-cell table:formula="of:=[.B150]=[.C150]" office:value-type="boolean" office:boolean-value="false" calcext:value-type="boolean">
            <text:p>FALSE</text:p>
          </table:table-cell>
          <table:table-cell table:formula="of:=[.C150]=[.D15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BA05_MAXBJ</text:p>
          </table:table-cell>
          <table:table-cell table:number-columns-repeated="2" office:value-type="string" calcext:value-type="string">
            <text:p>KBA05_KRSHERST3</text:p>
          </table:table-cell>
          <table:table-cell table:formula="of:=[.B151]=[.C151]" office:value-type="boolean" office:boolean-value="false" calcext:value-type="boolean">
            <text:p>FALSE</text:p>
          </table:table-cell>
          <table:table-cell table:formula="of:=[.C151]=[.D15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BA05_MAXHERST</text:p>
          </table:table-cell>
          <table:table-cell table:number-columns-repeated="2" office:value-type="string" calcext:value-type="string">
            <text:p>KBA05_KRSKLEIN</text:p>
          </table:table-cell>
          <table:table-cell table:formula="of:=[.B152]=[.C152]" office:value-type="boolean" office:boolean-value="false" calcext:value-type="boolean">
            <text:p>FALSE</text:p>
          </table:table-cell>
          <table:table-cell table:formula="of:=[.C152]=[.D15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BA05_MAXSEG</text:p>
          </table:table-cell>
          <table:table-cell table:number-columns-repeated="2" office:value-type="string" calcext:value-type="string">
            <text:p>KBA05_KRSOBER</text:p>
          </table:table-cell>
          <table:table-cell table:formula="of:=[.B153]=[.C153]" office:value-type="boolean" office:boolean-value="false" calcext:value-type="boolean">
            <text:p>FALSE</text:p>
          </table:table-cell>
          <table:table-cell table:formula="of:=[.C153]=[.D15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BA05_MAXVORB</text:p>
          </table:table-cell>
          <table:table-cell table:number-columns-repeated="2" office:value-type="string" calcext:value-type="string">
            <text:p>KBA05_KRSVAN</text:p>
          </table:table-cell>
          <table:table-cell table:formula="of:=[.B154]=[.C154]" office:value-type="boolean" office:boolean-value="false" calcext:value-type="boolean">
            <text:p>FALSE</text:p>
          </table:table-cell>
          <table:table-cell table:formula="of:=[.C154]=[.D15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BA05_MOD1</text:p>
          </table:table-cell>
          <table:table-cell table:number-columns-repeated="2" office:value-type="string" calcext:value-type="string">
            <text:p>KBA05_KRSZUL</text:p>
          </table:table-cell>
          <table:table-cell table:formula="of:=[.B155]=[.C155]" office:value-type="boolean" office:boolean-value="false" calcext:value-type="boolean">
            <text:p>FALSE</text:p>
          </table:table-cell>
          <table:table-cell table:formula="of:=[.C155]=[.D15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BA05_MOD2</text:p>
          </table:table-cell>
          <table:table-cell table:number-columns-repeated="2" office:value-type="string" calcext:value-type="string">
            <text:p>KBA05_KW1</text:p>
          </table:table-cell>
          <table:table-cell table:formula="of:=[.B156]=[.C156]" office:value-type="boolean" office:boolean-value="false" calcext:value-type="boolean">
            <text:p>FALSE</text:p>
          </table:table-cell>
          <table:table-cell table:formula="of:=[.C156]=[.D15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BA05_MOD3</text:p>
          </table:table-cell>
          <table:table-cell table:number-columns-repeated="2" office:value-type="string" calcext:value-type="string">
            <text:p>KBA05_KW2</text:p>
          </table:table-cell>
          <table:table-cell table:formula="of:=[.B157]=[.C157]" office:value-type="boolean" office:boolean-value="false" calcext:value-type="boolean">
            <text:p>FALSE</text:p>
          </table:table-cell>
          <table:table-cell table:formula="of:=[.C157]=[.D15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BA05_MOD4</text:p>
          </table:table-cell>
          <table:table-cell table:number-columns-repeated="2" office:value-type="string" calcext:value-type="string">
            <text:p>KBA05_KW3</text:p>
          </table:table-cell>
          <table:table-cell table:formula="of:=[.B158]=[.C158]" office:value-type="boolean" office:boolean-value="false" calcext:value-type="boolean">
            <text:p>FALSE</text:p>
          </table:table-cell>
          <table:table-cell table:formula="of:=[.C158]=[.D15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BA05_MOD8</text:p>
          </table:table-cell>
          <table:table-cell table:number-columns-repeated="2" office:value-type="string" calcext:value-type="string">
            <text:p>KBA05_MAXAH</text:p>
          </table:table-cell>
          <table:table-cell table:formula="of:=[.B159]=[.C159]" office:value-type="boolean" office:boolean-value="false" calcext:value-type="boolean">
            <text:p>FALSE</text:p>
          </table:table-cell>
          <table:table-cell table:formula="of:=[.C159]=[.D15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KBA05_MODTEMP</text:p>
          </table:table-cell>
          <table:table-cell table:number-columns-repeated="2" office:value-type="string" calcext:value-type="string">
            <text:p>KBA05_MAXBJ</text:p>
          </table:table-cell>
          <table:table-cell table:formula="of:=[.B160]=[.C160]" office:value-type="boolean" office:boolean-value="false" calcext:value-type="boolean">
            <text:p>FALSE</text:p>
          </table:table-cell>
          <table:table-cell table:formula="of:=[.C160]=[.D16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BA05_MOTOR</text:p>
          </table:table-cell>
          <table:table-cell table:number-columns-repeated="2" office:value-type="string" calcext:value-type="string">
            <text:p>KBA05_MAXHERST</text:p>
          </table:table-cell>
          <table:table-cell table:formula="of:=[.B161]=[.C161]" office:value-type="boolean" office:boolean-value="false" calcext:value-type="boolean">
            <text:p>FALSE</text:p>
          </table:table-cell>
          <table:table-cell table:formula="of:=[.C161]=[.D16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A05_MOTRAD</text:p>
          </table:table-cell>
          <table:table-cell table:number-columns-repeated="2" office:value-type="string" calcext:value-type="string">
            <text:p>KBA05_MAXSEG</text:p>
          </table:table-cell>
          <table:table-cell table:formula="of:=[.B162]=[.C162]" office:value-type="boolean" office:boolean-value="false" calcext:value-type="boolean">
            <text:p>FALSE</text:p>
          </table:table-cell>
          <table:table-cell table:formula="of:=[.C162]=[.D16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BA05_SEG1</text:p>
          </table:table-cell>
          <table:table-cell table:number-columns-repeated="2" office:value-type="string" calcext:value-type="string">
            <text:p>KBA05_MAXVORB</text:p>
          </table:table-cell>
          <table:table-cell table:formula="of:=[.B163]=[.C163]" office:value-type="boolean" office:boolean-value="false" calcext:value-type="boolean">
            <text:p>FALSE</text:p>
          </table:table-cell>
          <table:table-cell table:formula="of:=[.C163]=[.D16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BA05_SEG10</text:p>
          </table:table-cell>
          <table:table-cell table:number-columns-repeated="2" office:value-type="string" calcext:value-type="string">
            <text:p>KBA05_MOD1</text:p>
          </table:table-cell>
          <table:table-cell table:formula="of:=[.B164]=[.C164]" office:value-type="boolean" office:boolean-value="false" calcext:value-type="boolean">
            <text:p>FALSE</text:p>
          </table:table-cell>
          <table:table-cell table:formula="of:=[.C164]=[.D16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KBA05_SEG2</text:p>
          </table:table-cell>
          <table:table-cell table:number-columns-repeated="2" office:value-type="string" calcext:value-type="string">
            <text:p>KBA05_MOD2</text:p>
          </table:table-cell>
          <table:table-cell table:formula="of:=[.B165]=[.C165]" office:value-type="boolean" office:boolean-value="false" calcext:value-type="boolean">
            <text:p>FALSE</text:p>
          </table:table-cell>
          <table:table-cell table:formula="of:=[.C165]=[.D16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BA05_SEG3</text:p>
          </table:table-cell>
          <table:table-cell table:number-columns-repeated="2" office:value-type="string" calcext:value-type="string">
            <text:p>KBA05_MOD3</text:p>
          </table:table-cell>
          <table:table-cell table:formula="of:=[.B166]=[.C166]" office:value-type="boolean" office:boolean-value="false" calcext:value-type="boolean">
            <text:p>FALSE</text:p>
          </table:table-cell>
          <table:table-cell table:formula="of:=[.C166]=[.D16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BA05_SEG4</text:p>
          </table:table-cell>
          <table:table-cell table:number-columns-repeated="2" office:value-type="string" calcext:value-type="string">
            <text:p>KBA05_MOD4</text:p>
          </table:table-cell>
          <table:table-cell table:formula="of:=[.B167]=[.C167]" office:value-type="boolean" office:boolean-value="false" calcext:value-type="boolean">
            <text:p>FALSE</text:p>
          </table:table-cell>
          <table:table-cell table:formula="of:=[.C167]=[.D16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BA05_SEG5</text:p>
          </table:table-cell>
          <table:table-cell table:number-columns-repeated="2" office:value-type="string" calcext:value-type="string">
            <text:p>KBA05_MOD8</text:p>
          </table:table-cell>
          <table:table-cell table:formula="of:=[.B168]=[.C168]" office:value-type="boolean" office:boolean-value="false" calcext:value-type="boolean">
            <text:p>FALSE</text:p>
          </table:table-cell>
          <table:table-cell table:formula="of:=[.C168]=[.D16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BA05_SEG6</text:p>
          </table:table-cell>
          <table:table-cell table:number-columns-repeated="2" office:value-type="string" calcext:value-type="string">
            <text:p>KBA05_MODTEMP</text:p>
          </table:table-cell>
          <table:table-cell table:formula="of:=[.B169]=[.C169]" office:value-type="boolean" office:boolean-value="false" calcext:value-type="boolean">
            <text:p>FALSE</text:p>
          </table:table-cell>
          <table:table-cell table:formula="of:=[.C169]=[.D16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BA05_SEG7</text:p>
          </table:table-cell>
          <table:table-cell table:number-columns-repeated="2" office:value-type="string" calcext:value-type="string">
            <text:p>KBA05_MOTOR</text:p>
          </table:table-cell>
          <table:table-cell table:formula="of:=[.B170]=[.C170]" office:value-type="boolean" office:boolean-value="false" calcext:value-type="boolean">
            <text:p>FALSE</text:p>
          </table:table-cell>
          <table:table-cell table:formula="of:=[.C170]=[.D17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BA05_SEG8</text:p>
          </table:table-cell>
          <table:table-cell table:number-columns-repeated="2" office:value-type="string" calcext:value-type="string">
            <text:p>KBA05_MOTRAD</text:p>
          </table:table-cell>
          <table:table-cell table:formula="of:=[.B171]=[.C171]" office:value-type="boolean" office:boolean-value="false" calcext:value-type="boolean">
            <text:p>FALSE</text:p>
          </table:table-cell>
          <table:table-cell table:formula="of:=[.C171]=[.D17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BA05_SEG9</text:p>
          </table:table-cell>
          <table:table-cell table:number-columns-repeated="2" office:value-type="string" calcext:value-type="string">
            <text:p>KBA05_SEG1</text:p>
          </table:table-cell>
          <table:table-cell table:formula="of:=[.B172]=[.C172]" office:value-type="boolean" office:boolean-value="false" calcext:value-type="boolean">
            <text:p>FALSE</text:p>
          </table:table-cell>
          <table:table-cell table:formula="of:=[.C172]=[.D17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BA05_VORB0</text:p>
          </table:table-cell>
          <table:table-cell table:number-columns-repeated="2" office:value-type="string" calcext:value-type="string">
            <text:p>KBA05_SEG10</text:p>
          </table:table-cell>
          <table:table-cell table:formula="of:=[.B173]=[.C173]" office:value-type="boolean" office:boolean-value="false" calcext:value-type="boolean">
            <text:p>FALSE</text:p>
          </table:table-cell>
          <table:table-cell table:formula="of:=[.C173]=[.D17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BA05_VORB1</text:p>
          </table:table-cell>
          <table:table-cell table:number-columns-repeated="2" office:value-type="string" calcext:value-type="string">
            <text:p>KBA05_SEG2</text:p>
          </table:table-cell>
          <table:table-cell table:formula="of:=[.B174]=[.C174]" office:value-type="boolean" office:boolean-value="false" calcext:value-type="boolean">
            <text:p>FALSE</text:p>
          </table:table-cell>
          <table:table-cell table:formula="of:=[.C174]=[.D17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BA05_VORB2</text:p>
          </table:table-cell>
          <table:table-cell table:number-columns-repeated="2" office:value-type="string" calcext:value-type="string">
            <text:p>KBA05_SEG3</text:p>
          </table:table-cell>
          <table:table-cell table:formula="of:=[.B175]=[.C175]" office:value-type="boolean" office:boolean-value="false" calcext:value-type="boolean">
            <text:p>FALSE</text:p>
          </table:table-cell>
          <table:table-cell table:formula="of:=[.C175]=[.D17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BA05_ZUL1</text:p>
          </table:table-cell>
          <table:table-cell table:number-columns-repeated="2" office:value-type="string" calcext:value-type="string">
            <text:p>KBA05_SEG4</text:p>
          </table:table-cell>
          <table:table-cell table:formula="of:=[.B176]=[.C176]" office:value-type="boolean" office:boolean-value="false" calcext:value-type="boolean">
            <text:p>FALSE</text:p>
          </table:table-cell>
          <table:table-cell table:formula="of:=[.C176]=[.D17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BA05_ZUL2</text:p>
          </table:table-cell>
          <table:table-cell table:number-columns-repeated="2" office:value-type="string" calcext:value-type="string">
            <text:p>KBA05_SEG5</text:p>
          </table:table-cell>
          <table:table-cell table:formula="of:=[.B177]=[.C177]" office:value-type="boolean" office:boolean-value="false" calcext:value-type="boolean">
            <text:p>FALSE</text:p>
          </table:table-cell>
          <table:table-cell table:formula="of:=[.C177]=[.D17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BA05_ZUL3</text:p>
          </table:table-cell>
          <table:table-cell table:number-columns-repeated="2" office:value-type="string" calcext:value-type="string">
            <text:p>KBA05_SEG6</text:p>
          </table:table-cell>
          <table:table-cell table:formula="of:=[.B178]=[.C178]" office:value-type="boolean" office:boolean-value="false" calcext:value-type="boolean">
            <text:p>FALSE</text:p>
          </table:table-cell>
          <table:table-cell table:formula="of:=[.C178]=[.D17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BA05_ZUL4</text:p>
          </table:table-cell>
          <table:table-cell table:number-columns-repeated="2" office:value-type="string" calcext:value-type="string">
            <text:p>KBA05_SEG7</text:p>
          </table:table-cell>
          <table:table-cell table:formula="of:=[.B179]=[.C179]" office:value-type="boolean" office:boolean-value="false" calcext:value-type="boolean">
            <text:p>FALSE</text:p>
          </table:table-cell>
          <table:table-cell table:formula="of:=[.C179]=[.D17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BA13_ALTERHALTER_30</text:p>
          </table:table-cell>
          <table:table-cell table:number-columns-repeated="2" office:value-type="string" calcext:value-type="string">
            <text:p>KBA05_SEG8</text:p>
          </table:table-cell>
          <table:table-cell table:formula="of:=[.B180]=[.C180]" office:value-type="boolean" office:boolean-value="false" calcext:value-type="boolean">
            <text:p>FALSE</text:p>
          </table:table-cell>
          <table:table-cell table:formula="of:=[.C180]=[.D18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BA13_ALTERHALTER_45</text:p>
          </table:table-cell>
          <table:table-cell table:number-columns-repeated="2" office:value-type="string" calcext:value-type="string">
            <text:p>KBA05_SEG9</text:p>
          </table:table-cell>
          <table:table-cell table:formula="of:=[.B181]=[.C181]" office:value-type="boolean" office:boolean-value="false" calcext:value-type="boolean">
            <text:p>FALSE</text:p>
          </table:table-cell>
          <table:table-cell table:formula="of:=[.C181]=[.D18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BA13_ALTERHALTER_60</text:p>
          </table:table-cell>
          <table:table-cell table:number-columns-repeated="2" office:value-type="string" calcext:value-type="string">
            <text:p>KBA05_VORB0</text:p>
          </table:table-cell>
          <table:table-cell table:formula="of:=[.B182]=[.C182]" office:value-type="boolean" office:boolean-value="false" calcext:value-type="boolean">
            <text:p>FALSE</text:p>
          </table:table-cell>
          <table:table-cell table:formula="of:=[.C182]=[.D18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BA13_ALTERHALTER_61</text:p>
          </table:table-cell>
          <table:table-cell table:number-columns-repeated="2" office:value-type="string" calcext:value-type="string">
            <text:p>KBA05_VORB1</text:p>
          </table:table-cell>
          <table:table-cell table:formula="of:=[.B183]=[.C183]" office:value-type="boolean" office:boolean-value="false" calcext:value-type="boolean">
            <text:p>FALSE</text:p>
          </table:table-cell>
          <table:table-cell table:formula="of:=[.C183]=[.D18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BA13_ANZAHL_PKW</text:p>
          </table:table-cell>
          <table:table-cell table:number-columns-repeated="2" office:value-type="string" calcext:value-type="string">
            <text:p>KBA05_VORB2</text:p>
          </table:table-cell>
          <table:table-cell table:formula="of:=[.B184]=[.C184]" office:value-type="boolean" office:boolean-value="false" calcext:value-type="boolean">
            <text:p>FALSE</text:p>
          </table:table-cell>
          <table:table-cell table:formula="of:=[.C184]=[.D18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BA13_AUDI</text:p>
          </table:table-cell>
          <table:table-cell table:number-columns-repeated="2" office:value-type="string" calcext:value-type="string">
            <text:p>KBA05_ZUL1</text:p>
          </table:table-cell>
          <table:table-cell table:formula="of:=[.B185]=[.C185]" office:value-type="boolean" office:boolean-value="false" calcext:value-type="boolean">
            <text:p>FALSE</text:p>
          </table:table-cell>
          <table:table-cell table:formula="of:=[.C185]=[.D18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BA13_AUTOQUOTE</text:p>
          </table:table-cell>
          <table:table-cell table:number-columns-repeated="2" office:value-type="string" calcext:value-type="string">
            <text:p>KBA05_ZUL2</text:p>
          </table:table-cell>
          <table:table-cell table:formula="of:=[.B186]=[.C186]" office:value-type="boolean" office:boolean-value="false" calcext:value-type="boolean">
            <text:p>FALSE</text:p>
          </table:table-cell>
          <table:table-cell table:formula="of:=[.C186]=[.D18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KBA13_BJ_1999</text:p>
          </table:table-cell>
          <table:table-cell table:number-columns-repeated="2" office:value-type="string" calcext:value-type="string">
            <text:p>KBA05_ZUL3</text:p>
          </table:table-cell>
          <table:table-cell table:formula="of:=[.B187]=[.C187]" office:value-type="boolean" office:boolean-value="false" calcext:value-type="boolean">
            <text:p>FALSE</text:p>
          </table:table-cell>
          <table:table-cell table:formula="of:=[.C187]=[.D18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BA13_BJ_2000</text:p>
          </table:table-cell>
          <table:table-cell table:number-columns-repeated="2" office:value-type="string" calcext:value-type="string">
            <text:p>KBA05_ZUL4</text:p>
          </table:table-cell>
          <table:table-cell table:formula="of:=[.B188]=[.C188]" office:value-type="boolean" office:boolean-value="false" calcext:value-type="boolean">
            <text:p>FALSE</text:p>
          </table:table-cell>
          <table:table-cell table:formula="of:=[.C188]=[.D18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BA13_BJ_2004</text:p>
          </table:table-cell>
          <table:table-cell table:number-columns-repeated="2" office:value-type="string" calcext:value-type="string">
            <text:p>KBA13_ALTERHALTER_30</text:p>
          </table:table-cell>
          <table:table-cell table:formula="of:=[.B189]=[.C189]" office:value-type="boolean" office:boolean-value="false" calcext:value-type="boolean">
            <text:p>FALSE</text:p>
          </table:table-cell>
          <table:table-cell table:formula="of:=[.C189]=[.D18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BA13_BJ_2006</text:p>
          </table:table-cell>
          <table:table-cell table:number-columns-repeated="2" office:value-type="string" calcext:value-type="string">
            <text:p>KBA13_ALTERHALTER_45</text:p>
          </table:table-cell>
          <table:table-cell table:formula="of:=[.B190]=[.C190]" office:value-type="boolean" office:boolean-value="false" calcext:value-type="boolean">
            <text:p>FALSE</text:p>
          </table:table-cell>
          <table:table-cell table:formula="of:=[.C190]=[.D19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BA13_BJ_2008</text:p>
          </table:table-cell>
          <table:table-cell table:number-columns-repeated="2" office:value-type="string" calcext:value-type="string">
            <text:p>KBA13_ALTERHALTER_60</text:p>
          </table:table-cell>
          <table:table-cell table:formula="of:=[.B191]=[.C191]" office:value-type="boolean" office:boolean-value="false" calcext:value-type="boolean">
            <text:p>FALSE</text:p>
          </table:table-cell>
          <table:table-cell table:formula="of:=[.C191]=[.D19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BA13_BJ_2009</text:p>
          </table:table-cell>
          <table:table-cell table:number-columns-repeated="2" office:value-type="string" calcext:value-type="string">
            <text:p>KBA13_ALTERHALTER_61</text:p>
          </table:table-cell>
          <table:table-cell table:formula="of:=[.B192]=[.C192]" office:value-type="boolean" office:boolean-value="false" calcext:value-type="boolean">
            <text:p>FALSE</text:p>
          </table:table-cell>
          <table:table-cell table:formula="of:=[.C192]=[.D19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BA13_BMW</text:p>
          </table:table-cell>
          <table:table-cell table:number-columns-repeated="2" office:value-type="string" calcext:value-type="string">
            <text:p>KBA13_ANTG1</text:p>
          </table:table-cell>
          <table:table-cell table:formula="of:=[.B193]=[.C193]" office:value-type="boolean" office:boolean-value="false" calcext:value-type="boolean">
            <text:p>FALSE</text:p>
          </table:table-cell>
          <table:table-cell table:formula="of:=[.C193]=[.D19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BA13_CCM_0_1400</text:p>
          </table:table-cell>
          <table:table-cell table:number-columns-repeated="2" office:value-type="string" calcext:value-type="string">
            <text:p>KBA13_ANTG2</text:p>
          </table:table-cell>
          <table:table-cell table:formula="of:=[.B194]=[.C194]" office:value-type="boolean" office:boolean-value="false" calcext:value-type="boolean">
            <text:p>FALSE</text:p>
          </table:table-cell>
          <table:table-cell table:formula="of:=[.C194]=[.D19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BA13_CCM_1000</text:p>
          </table:table-cell>
          <table:table-cell table:number-columns-repeated="2" office:value-type="string" calcext:value-type="string">
            <text:p>KBA13_ANTG3</text:p>
          </table:table-cell>
          <table:table-cell table:formula="of:=[.B195]=[.C195]" office:value-type="boolean" office:boolean-value="false" calcext:value-type="boolean">
            <text:p>FALSE</text:p>
          </table:table-cell>
          <table:table-cell table:formula="of:=[.C195]=[.D19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BA13_CCM_1200</text:p>
          </table:table-cell>
          <table:table-cell table:number-columns-repeated="2" office:value-type="string" calcext:value-type="string">
            <text:p>KBA13_ANTG4</text:p>
          </table:table-cell>
          <table:table-cell table:formula="of:=[.B196]=[.C196]" office:value-type="boolean" office:boolean-value="false" calcext:value-type="boolean">
            <text:p>FALSE</text:p>
          </table:table-cell>
          <table:table-cell table:formula="of:=[.C196]=[.D19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BA13_CCM_1400</text:p>
          </table:table-cell>
          <table:table-cell table:number-columns-repeated="2" office:value-type="string" calcext:value-type="string">
            <text:p>KBA13_ANZAHL_PKW</text:p>
          </table:table-cell>
          <table:table-cell table:formula="of:=[.B197]=[.C197]" office:value-type="boolean" office:boolean-value="false" calcext:value-type="boolean">
            <text:p>FALSE</text:p>
          </table:table-cell>
          <table:table-cell table:formula="of:=[.C197]=[.D19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BA13_CCM_1400_2500</text:p>
          </table:table-cell>
          <table:table-cell table:number-columns-repeated="2" office:value-type="string" calcext:value-type="string">
            <text:p>KBA13_AUDI</text:p>
          </table:table-cell>
          <table:table-cell table:formula="of:=[.B198]=[.C198]" office:value-type="boolean" office:boolean-value="false" calcext:value-type="boolean">
            <text:p>FALSE</text:p>
          </table:table-cell>
          <table:table-cell table:formula="of:=[.C198]=[.D19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KBA13_CCM_1500</text:p>
          </table:table-cell>
          <table:table-cell table:number-columns-repeated="2" office:value-type="string" calcext:value-type="string">
            <text:p>KBA13_AUTOQUOTE</text:p>
          </table:table-cell>
          <table:table-cell table:formula="of:=[.B199]=[.C199]" office:value-type="boolean" office:boolean-value="false" calcext:value-type="boolean">
            <text:p>FALSE</text:p>
          </table:table-cell>
          <table:table-cell table:formula="of:=[.C199]=[.D19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KBA13_CCM_1600</text:p>
          </table:table-cell>
          <table:table-cell table:number-columns-repeated="2" office:value-type="string" calcext:value-type="string">
            <text:p>KBA13_BAUMAX</text:p>
          </table:table-cell>
          <table:table-cell table:formula="of:=[.B200]=[.C200]" office:value-type="boolean" office:boolean-value="false" calcext:value-type="boolean">
            <text:p>FALSE</text:p>
          </table:table-cell>
          <table:table-cell table:formula="of:=[.C200]=[.D20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BA13_CCM_1800</text:p>
          </table:table-cell>
          <table:table-cell table:number-columns-repeated="2" office:value-type="string" calcext:value-type="string">
            <text:p>KBA13_BJ_1999</text:p>
          </table:table-cell>
          <table:table-cell table:formula="of:=[.B201]=[.C201]" office:value-type="boolean" office:boolean-value="false" calcext:value-type="boolean">
            <text:p>FALSE</text:p>
          </table:table-cell>
          <table:table-cell table:formula="of:=[.C201]=[.D20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A13_CCM_2000</text:p>
          </table:table-cell>
          <table:table-cell table:number-columns-repeated="2" office:value-type="string" calcext:value-type="string">
            <text:p>KBA13_BJ_2000</text:p>
          </table:table-cell>
          <table:table-cell table:formula="of:=[.B202]=[.C202]" office:value-type="boolean" office:boolean-value="false" calcext:value-type="boolean">
            <text:p>FALSE</text:p>
          </table:table-cell>
          <table:table-cell table:formula="of:=[.C202]=[.D20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BA13_CCM_2500</text:p>
          </table:table-cell>
          <table:table-cell table:number-columns-repeated="2" office:value-type="string" calcext:value-type="string">
            <text:p>KBA13_BJ_2004</text:p>
          </table:table-cell>
          <table:table-cell table:formula="of:=[.B203]=[.C203]" office:value-type="boolean" office:boolean-value="false" calcext:value-type="boolean">
            <text:p>FALSE</text:p>
          </table:table-cell>
          <table:table-cell table:formula="of:=[.C203]=[.D20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BA13_CCM_2501</text:p>
          </table:table-cell>
          <table:table-cell table:number-columns-repeated="2" office:value-type="string" calcext:value-type="string">
            <text:p>KBA13_BJ_2006</text:p>
          </table:table-cell>
          <table:table-cell table:formula="of:=[.B204]=[.C204]" office:value-type="boolean" office:boolean-value="false" calcext:value-type="boolean">
            <text:p>FALSE</text:p>
          </table:table-cell>
          <table:table-cell table:formula="of:=[.C204]=[.D20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BA13_CCM_3000</text:p>
          </table:table-cell>
          <table:table-cell table:number-columns-repeated="2" office:value-type="string" calcext:value-type="string">
            <text:p>KBA13_BJ_2008</text:p>
          </table:table-cell>
          <table:table-cell table:formula="of:=[.B205]=[.C205]" office:value-type="boolean" office:boolean-value="false" calcext:value-type="boolean">
            <text:p>FALSE</text:p>
          </table:table-cell>
          <table:table-cell table:formula="of:=[.C205]=[.D20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BA13_CCM_3001</text:p>
          </table:table-cell>
          <table:table-cell table:number-columns-repeated="2" office:value-type="string" calcext:value-type="string">
            <text:p>KBA13_BJ_2009</text:p>
          </table:table-cell>
          <table:table-cell table:formula="of:=[.B206]=[.C206]" office:value-type="boolean" office:boolean-value="false" calcext:value-type="boolean">
            <text:p>FALSE</text:p>
          </table:table-cell>
          <table:table-cell table:formula="of:=[.C206]=[.D20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BA13_FAB_ASIEN</text:p>
          </table:table-cell>
          <table:table-cell table:number-columns-repeated="2" office:value-type="string" calcext:value-type="string">
            <text:p>KBA13_BMW</text:p>
          </table:table-cell>
          <table:table-cell table:formula="of:=[.B207]=[.C207]" office:value-type="boolean" office:boolean-value="false" calcext:value-type="boolean">
            <text:p>FALSE</text:p>
          </table:table-cell>
          <table:table-cell table:formula="of:=[.C207]=[.D20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BA13_FAB_SONSTIGE</text:p>
          </table:table-cell>
          <table:table-cell table:number-columns-repeated="2" office:value-type="string" calcext:value-type="string">
            <text:p>KBA13_CCM_0_1400</text:p>
          </table:table-cell>
          <table:table-cell table:formula="of:=[.B208]=[.C208]" office:value-type="boolean" office:boolean-value="false" calcext:value-type="boolean">
            <text:p>FALSE</text:p>
          </table:table-cell>
          <table:table-cell table:formula="of:=[.C208]=[.D20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BA13_FIAT</text:p>
          </table:table-cell>
          <table:table-cell table:number-columns-repeated="2" office:value-type="string" calcext:value-type="string">
            <text:p>KBA13_CCM_1000</text:p>
          </table:table-cell>
          <table:table-cell table:formula="of:=[.B209]=[.C209]" office:value-type="boolean" office:boolean-value="false" calcext:value-type="boolean">
            <text:p>FALSE</text:p>
          </table:table-cell>
          <table:table-cell table:formula="of:=[.C209]=[.D20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BA13_FORD</text:p>
          </table:table-cell>
          <table:table-cell table:number-columns-repeated="2" office:value-type="string" calcext:value-type="string">
            <text:p>KBA13_CCM_1200</text:p>
          </table:table-cell>
          <table:table-cell table:formula="of:=[.B210]=[.C210]" office:value-type="boolean" office:boolean-value="false" calcext:value-type="boolean">
            <text:p>FALSE</text:p>
          </table:table-cell>
          <table:table-cell table:formula="of:=[.C210]=[.D21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BA13_HALTER_20</text:p>
          </table:table-cell>
          <table:table-cell table:number-columns-repeated="2" office:value-type="string" calcext:value-type="string">
            <text:p>KBA13_CCM_1400</text:p>
          </table:table-cell>
          <table:table-cell table:formula="of:=[.B211]=[.C211]" office:value-type="boolean" office:boolean-value="false" calcext:value-type="boolean">
            <text:p>FALSE</text:p>
          </table:table-cell>
          <table:table-cell table:formula="of:=[.C211]=[.D21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BA13_HALTER_25</text:p>
          </table:table-cell>
          <table:table-cell table:number-columns-repeated="2" office:value-type="string" calcext:value-type="string">
            <text:p>KBA13_CCM_1401_2500</text:p>
          </table:table-cell>
          <table:table-cell table:formula="of:=[.B212]=[.C212]" office:value-type="boolean" office:boolean-value="false" calcext:value-type="boolean">
            <text:p>FALSE</text:p>
          </table:table-cell>
          <table:table-cell table:formula="of:=[.C212]=[.D21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BA13_HALTER_30</text:p>
          </table:table-cell>
          <table:table-cell table:number-columns-repeated="2" office:value-type="string" calcext:value-type="string">
            <text:p>KBA13_CCM_1500</text:p>
          </table:table-cell>
          <table:table-cell table:formula="of:=[.B213]=[.C213]" office:value-type="boolean" office:boolean-value="false" calcext:value-type="boolean">
            <text:p>FALSE</text:p>
          </table:table-cell>
          <table:table-cell table:formula="of:=[.C213]=[.D21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KBA13_HALTER_35</text:p>
          </table:table-cell>
          <table:table-cell table:number-columns-repeated="2" office:value-type="string" calcext:value-type="string">
            <text:p>KBA13_CCM_1600</text:p>
          </table:table-cell>
          <table:table-cell table:formula="of:=[.B214]=[.C214]" office:value-type="boolean" office:boolean-value="false" calcext:value-type="boolean">
            <text:p>FALSE</text:p>
          </table:table-cell>
          <table:table-cell table:formula="of:=[.C214]=[.D21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BA13_HALTER_40</text:p>
          </table:table-cell>
          <table:table-cell table:number-columns-repeated="2" office:value-type="string" calcext:value-type="string">
            <text:p>KBA13_CCM_1800</text:p>
          </table:table-cell>
          <table:table-cell table:formula="of:=[.B215]=[.C215]" office:value-type="boolean" office:boolean-value="false" calcext:value-type="boolean">
            <text:p>FALSE</text:p>
          </table:table-cell>
          <table:table-cell table:formula="of:=[.C215]=[.D21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BA13_HALTER_45</text:p>
          </table:table-cell>
          <table:table-cell table:number-columns-repeated="2" office:value-type="string" calcext:value-type="string">
            <text:p>KBA13_CCM_2000</text:p>
          </table:table-cell>
          <table:table-cell table:formula="of:=[.B216]=[.C216]" office:value-type="boolean" office:boolean-value="false" calcext:value-type="boolean">
            <text:p>FALSE</text:p>
          </table:table-cell>
          <table:table-cell table:formula="of:=[.C216]=[.D21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BA13_HALTER_50</text:p>
          </table:table-cell>
          <table:table-cell table:number-columns-repeated="2" office:value-type="string" calcext:value-type="string">
            <text:p>KBA13_CCM_2500</text:p>
          </table:table-cell>
          <table:table-cell table:formula="of:=[.B217]=[.C217]" office:value-type="boolean" office:boolean-value="false" calcext:value-type="boolean">
            <text:p>FALSE</text:p>
          </table:table-cell>
          <table:table-cell table:formula="of:=[.C217]=[.D21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KBA13_HALTER_55</text:p>
          </table:table-cell>
          <table:table-cell table:number-columns-repeated="2" office:value-type="string" calcext:value-type="string">
            <text:p>KBA13_CCM_2501</text:p>
          </table:table-cell>
          <table:table-cell table:formula="of:=[.B218]=[.C218]" office:value-type="boolean" office:boolean-value="false" calcext:value-type="boolean">
            <text:p>FALSE</text:p>
          </table:table-cell>
          <table:table-cell table:formula="of:=[.C218]=[.D21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BA13_HALTER_60</text:p>
          </table:table-cell>
          <table:table-cell table:number-columns-repeated="2" office:value-type="string" calcext:value-type="string">
            <text:p>KBA13_CCM_3000</text:p>
          </table:table-cell>
          <table:table-cell table:formula="of:=[.B219]=[.C219]" office:value-type="boolean" office:boolean-value="false" calcext:value-type="boolean">
            <text:p>FALSE</text:p>
          </table:table-cell>
          <table:table-cell table:formula="of:=[.C219]=[.D21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BA13_HALTER_65</text:p>
          </table:table-cell>
          <table:table-cell table:number-columns-repeated="2" office:value-type="string" calcext:value-type="string">
            <text:p>KBA13_CCM_3001</text:p>
          </table:table-cell>
          <table:table-cell table:formula="of:=[.B220]=[.C220]" office:value-type="boolean" office:boolean-value="false" calcext:value-type="boolean">
            <text:p>FALSE</text:p>
          </table:table-cell>
          <table:table-cell table:formula="of:=[.C220]=[.D22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BA13_HALTER_66</text:p>
          </table:table-cell>
          <table:table-cell table:number-columns-repeated="2" office:value-type="string" calcext:value-type="string">
            <text:p>KBA13_FAB_ASIEN</text:p>
          </table:table-cell>
          <table:table-cell table:formula="of:=[.B221]=[.C221]" office:value-type="boolean" office:boolean-value="false" calcext:value-type="boolean">
            <text:p>FALSE</text:p>
          </table:table-cell>
          <table:table-cell table:formula="of:=[.C221]=[.D22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BA13_HERST_ASIEN</text:p>
          </table:table-cell>
          <table:table-cell table:number-columns-repeated="2" office:value-type="string" calcext:value-type="string">
            <text:p>KBA13_FAB_SONSTIGE</text:p>
          </table:table-cell>
          <table:table-cell table:formula="of:=[.B222]=[.C222]" office:value-type="boolean" office:boolean-value="false" calcext:value-type="boolean">
            <text:p>FALSE</text:p>
          </table:table-cell>
          <table:table-cell table:formula="of:=[.C222]=[.D22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BA13_HERST_AUDI_VW</text:p>
          </table:table-cell>
          <table:table-cell table:number-columns-repeated="2" office:value-type="string" calcext:value-type="string">
            <text:p>KBA13_FIAT</text:p>
          </table:table-cell>
          <table:table-cell table:formula="of:=[.B223]=[.C223]" office:value-type="boolean" office:boolean-value="false" calcext:value-type="boolean">
            <text:p>FALSE</text:p>
          </table:table-cell>
          <table:table-cell table:formula="of:=[.C223]=[.D22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BA13_HERST_BMW_BENZ</text:p>
          </table:table-cell>
          <table:table-cell table:number-columns-repeated="2" office:value-type="string" calcext:value-type="string">
            <text:p>KBA13_FORD</text:p>
          </table:table-cell>
          <table:table-cell table:formula="of:=[.B224]=[.C224]" office:value-type="boolean" office:boolean-value="false" calcext:value-type="boolean">
            <text:p>FALSE</text:p>
          </table:table-cell>
          <table:table-cell table:formula="of:=[.C224]=[.D22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BA13_HERST_EUROPA</text:p>
          </table:table-cell>
          <table:table-cell table:number-columns-repeated="2" office:value-type="string" calcext:value-type="string">
            <text:p>KBA13_GBZ</text:p>
          </table:table-cell>
          <table:table-cell table:formula="of:=[.B225]=[.C225]" office:value-type="boolean" office:boolean-value="false" calcext:value-type="boolean">
            <text:p>FALSE</text:p>
          </table:table-cell>
          <table:table-cell table:formula="of:=[.C225]=[.D22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BA13_HERST_FORD_OPEL</text:p>
          </table:table-cell>
          <table:table-cell table:number-columns-repeated="2" office:value-type="string" calcext:value-type="string">
            <text:p>KBA13_HALTER_20</text:p>
          </table:table-cell>
          <table:table-cell table:formula="of:=[.B226]=[.C226]" office:value-type="boolean" office:boolean-value="false" calcext:value-type="boolean">
            <text:p>FALSE</text:p>
          </table:table-cell>
          <table:table-cell table:formula="of:=[.C226]=[.D22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BA13_HERST_SONST</text:p>
          </table:table-cell>
          <table:table-cell table:number-columns-repeated="2" office:value-type="string" calcext:value-type="string">
            <text:p>KBA13_HALTER_25</text:p>
          </table:table-cell>
          <table:table-cell table:formula="of:=[.B227]=[.C227]" office:value-type="boolean" office:boolean-value="false" calcext:value-type="boolean">
            <text:p>FALSE</text:p>
          </table:table-cell>
          <table:table-cell table:formula="of:=[.C227]=[.D22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KBA13_KMH_0_140</text:p>
          </table:table-cell>
          <table:table-cell table:number-columns-repeated="2" office:value-type="string" calcext:value-type="string">
            <text:p>KBA13_HALTER_30</text:p>
          </table:table-cell>
          <table:table-cell table:formula="of:=[.B228]=[.C228]" office:value-type="boolean" office:boolean-value="false" calcext:value-type="boolean">
            <text:p>FALSE</text:p>
          </table:table-cell>
          <table:table-cell table:formula="of:=[.C228]=[.D2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BA13_KMH_110</text:p>
          </table:table-cell>
          <table:table-cell table:number-columns-repeated="2" office:value-type="string" calcext:value-type="string">
            <text:p>KBA13_HALTER_35</text:p>
          </table:table-cell>
          <table:table-cell table:formula="of:=[.B229]=[.C229]" office:value-type="boolean" office:boolean-value="false" calcext:value-type="boolean">
            <text:p>FALSE</text:p>
          </table:table-cell>
          <table:table-cell table:formula="of:=[.C229]=[.D22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KBA13_KMH_140</text:p>
          </table:table-cell>
          <table:table-cell table:number-columns-repeated="2" office:value-type="string" calcext:value-type="string">
            <text:p>KBA13_HALTER_40</text:p>
          </table:table-cell>
          <table:table-cell table:formula="of:=[.B230]=[.C230]" office:value-type="boolean" office:boolean-value="false" calcext:value-type="boolean">
            <text:p>FALSE</text:p>
          </table:table-cell>
          <table:table-cell table:formula="of:=[.C230]=[.D23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BA13_KMH_140_210</text:p>
          </table:table-cell>
          <table:table-cell table:number-columns-repeated="2" office:value-type="string" calcext:value-type="string">
            <text:p>KBA13_HALTER_45</text:p>
          </table:table-cell>
          <table:table-cell table:formula="of:=[.B231]=[.C231]" office:value-type="boolean" office:boolean-value="false" calcext:value-type="boolean">
            <text:p>FALSE</text:p>
          </table:table-cell>
          <table:table-cell table:formula="of:=[.C231]=[.D23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BA13_KMH_180</text:p>
          </table:table-cell>
          <table:table-cell table:number-columns-repeated="2" office:value-type="string" calcext:value-type="string">
            <text:p>KBA13_HALTER_50</text:p>
          </table:table-cell>
          <table:table-cell table:formula="of:=[.B232]=[.C232]" office:value-type="boolean" office:boolean-value="false" calcext:value-type="boolean">
            <text:p>FALSE</text:p>
          </table:table-cell>
          <table:table-cell table:formula="of:=[.C232]=[.D23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KBA13_KMH_211</text:p>
          </table:table-cell>
          <table:table-cell table:number-columns-repeated="2" office:value-type="string" calcext:value-type="string">
            <text:p>KBA13_HALTER_55</text:p>
          </table:table-cell>
          <table:table-cell table:formula="of:=[.B233]=[.C233]" office:value-type="boolean" office:boolean-value="false" calcext:value-type="boolean">
            <text:p>FALSE</text:p>
          </table:table-cell>
          <table:table-cell table:formula="of:=[.C233]=[.D23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BA13_KMH_250</text:p>
          </table:table-cell>
          <table:table-cell table:number-columns-repeated="2" office:value-type="string" calcext:value-type="string">
            <text:p>KBA13_HALTER_60</text:p>
          </table:table-cell>
          <table:table-cell table:formula="of:=[.B234]=[.C234]" office:value-type="boolean" office:boolean-value="false" calcext:value-type="boolean">
            <text:p>FALSE</text:p>
          </table:table-cell>
          <table:table-cell table:formula="of:=[.C234]=[.D23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BA13_KMH_251</text:p>
          </table:table-cell>
          <table:table-cell table:number-columns-repeated="2" office:value-type="string" calcext:value-type="string">
            <text:p>KBA13_HALTER_65</text:p>
          </table:table-cell>
          <table:table-cell table:formula="of:=[.B235]=[.C235]" office:value-type="boolean" office:boolean-value="false" calcext:value-type="boolean">
            <text:p>FALSE</text:p>
          </table:table-cell>
          <table:table-cell table:formula="of:=[.C235]=[.D23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BA13_KRSAQUOT</text:p>
          </table:table-cell>
          <table:table-cell table:number-columns-repeated="2" office:value-type="string" calcext:value-type="string">
            <text:p>KBA13_HALTER_66</text:p>
          </table:table-cell>
          <table:table-cell table:formula="of:=[.B236]=[.C236]" office:value-type="boolean" office:boolean-value="false" calcext:value-type="boolean">
            <text:p>FALSE</text:p>
          </table:table-cell>
          <table:table-cell table:formula="of:=[.C236]=[.D23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BA13_KRSHERST_AUDI_VW</text:p>
          </table:table-cell>
          <table:table-cell table:number-columns-repeated="2" office:value-type="string" calcext:value-type="string">
            <text:p>KBA13_HERST_ASIEN</text:p>
          </table:table-cell>
          <table:table-cell table:formula="of:=[.B237]=[.C237]" office:value-type="boolean" office:boolean-value="false" calcext:value-type="boolean">
            <text:p>FALSE</text:p>
          </table:table-cell>
          <table:table-cell table:formula="of:=[.C237]=[.D23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BA13_KRSHERST_BMW_BENZ</text:p>
          </table:table-cell>
          <table:table-cell table:number-columns-repeated="2" office:value-type="string" calcext:value-type="string">
            <text:p>KBA13_HERST_AUDI_VW</text:p>
          </table:table-cell>
          <table:table-cell table:formula="of:=[.B238]=[.C238]" office:value-type="boolean" office:boolean-value="false" calcext:value-type="boolean">
            <text:p>FALSE</text:p>
          </table:table-cell>
          <table:table-cell table:formula="of:=[.C238]=[.D23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BA13_KRSHERST_FORD_OPEL</text:p>
          </table:table-cell>
          <table:table-cell table:number-columns-repeated="2" office:value-type="string" calcext:value-type="string">
            <text:p>KBA13_HERST_BMW_BENZ</text:p>
          </table:table-cell>
          <table:table-cell table:formula="of:=[.B239]=[.C239]" office:value-type="boolean" office:boolean-value="false" calcext:value-type="boolean">
            <text:p>FALSE</text:p>
          </table:table-cell>
          <table:table-cell table:formula="of:=[.C239]=[.D23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BA13_KRSSEG_KLEIN</text:p>
          </table:table-cell>
          <table:table-cell table:number-columns-repeated="2" office:value-type="string" calcext:value-type="string">
            <text:p>KBA13_HERST_EUROPA</text:p>
          </table:table-cell>
          <table:table-cell table:formula="of:=[.B240]=[.C240]" office:value-type="boolean" office:boolean-value="false" calcext:value-type="boolean">
            <text:p>FALSE</text:p>
          </table:table-cell>
          <table:table-cell table:formula="of:=[.C240]=[.D24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BA13_KRSSEG_OBER</text:p>
          </table:table-cell>
          <table:table-cell table:number-columns-repeated="2" office:value-type="string" calcext:value-type="string">
            <text:p>KBA13_HERST_FORD_OPEL</text:p>
          </table:table-cell>
          <table:table-cell table:formula="of:=[.B241]=[.C241]" office:value-type="boolean" office:boolean-value="false" calcext:value-type="boolean">
            <text:p>FALSE</text:p>
          </table:table-cell>
          <table:table-cell table:formula="of:=[.C241]=[.D24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BA13_KRSSEG_VAN</text:p>
          </table:table-cell>
          <table:table-cell table:number-columns-repeated="2" office:value-type="string" calcext:value-type="string">
            <text:p>KBA13_HERST_SONST</text:p>
          </table:table-cell>
          <table:table-cell table:formula="of:=[.B242]=[.C242]" office:value-type="boolean" office:boolean-value="false" calcext:value-type="boolean">
            <text:p>FALSE</text:p>
          </table:table-cell>
          <table:table-cell table:formula="of:=[.C242]=[.D24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BA13_KRSZUL_NEU</text:p>
          </table:table-cell>
          <table:table-cell table:number-columns-repeated="2" office:value-type="string" calcext:value-type="string">
            <text:p>KBA13_HHZ</text:p>
          </table:table-cell>
          <table:table-cell table:formula="of:=[.B243]=[.C243]" office:value-type="boolean" office:boolean-value="false" calcext:value-type="boolean">
            <text:p>FALSE</text:p>
          </table:table-cell>
          <table:table-cell table:formula="of:=[.C243]=[.D24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KBA13_KW_0_60</text:p>
          </table:table-cell>
          <table:table-cell table:number-columns-repeated="2" office:value-type="string" calcext:value-type="string">
            <text:p>KBA13_KMH_0_140</text:p>
          </table:table-cell>
          <table:table-cell table:formula="of:=[.B244]=[.C244]" office:value-type="boolean" office:boolean-value="false" calcext:value-type="boolean">
            <text:p>FALSE</text:p>
          </table:table-cell>
          <table:table-cell table:formula="of:=[.C244]=[.D24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KBA13_KW_110</text:p>
          </table:table-cell>
          <table:table-cell table:number-columns-repeated="2" office:value-type="string" calcext:value-type="string">
            <text:p>KBA13_KMH_110</text:p>
          </table:table-cell>
          <table:table-cell table:formula="of:=[.B245]=[.C245]" office:value-type="boolean" office:boolean-value="false" calcext:value-type="boolean">
            <text:p>FALSE</text:p>
          </table:table-cell>
          <table:table-cell table:formula="of:=[.C245]=[.D24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KBA13_KW_120</text:p>
          </table:table-cell>
          <table:table-cell table:number-columns-repeated="2" office:value-type="string" calcext:value-type="string">
            <text:p>KBA13_KMH_140</text:p>
          </table:table-cell>
          <table:table-cell table:formula="of:=[.B246]=[.C246]" office:value-type="boolean" office:boolean-value="false" calcext:value-type="boolean">
            <text:p>FALSE</text:p>
          </table:table-cell>
          <table:table-cell table:formula="of:=[.C246]=[.D24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KBA13_KW_121</text:p>
          </table:table-cell>
          <table:table-cell table:number-columns-repeated="2" office:value-type="string" calcext:value-type="string">
            <text:p>KBA13_KMH_140_210</text:p>
          </table:table-cell>
          <table:table-cell table:formula="of:=[.B247]=[.C247]" office:value-type="boolean" office:boolean-value="false" calcext:value-type="boolean">
            <text:p>FALSE</text:p>
          </table:table-cell>
          <table:table-cell table:formula="of:=[.C247]=[.D24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BA13_KW_30</text:p>
          </table:table-cell>
          <table:table-cell table:number-columns-repeated="2" office:value-type="string" calcext:value-type="string">
            <text:p>KBA13_KMH_180</text:p>
          </table:table-cell>
          <table:table-cell table:formula="of:=[.B248]=[.C248]" office:value-type="boolean" office:boolean-value="false" calcext:value-type="boolean">
            <text:p>FALSE</text:p>
          </table:table-cell>
          <table:table-cell table:formula="of:=[.C248]=[.D24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BA13_KW_40</text:p>
          </table:table-cell>
          <table:table-cell table:number-columns-repeated="2" office:value-type="string" calcext:value-type="string">
            <text:p>KBA13_KMH_210</text:p>
          </table:table-cell>
          <table:table-cell table:formula="of:=[.B249]=[.C249]" office:value-type="boolean" office:boolean-value="false" calcext:value-type="boolean">
            <text:p>FALSE</text:p>
          </table:table-cell>
          <table:table-cell table:formula="of:=[.C249]=[.D24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BA13_KW_50</text:p>
          </table:table-cell>
          <table:table-cell table:number-columns-repeated="2" office:value-type="string" calcext:value-type="string">
            <text:p>KBA13_KMH_211</text:p>
          </table:table-cell>
          <table:table-cell table:formula="of:=[.B250]=[.C250]" office:value-type="boolean" office:boolean-value="false" calcext:value-type="boolean">
            <text:p>FALSE</text:p>
          </table:table-cell>
          <table:table-cell table:formula="of:=[.C250]=[.D25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BA13_KW_60</text:p>
          </table:table-cell>
          <table:table-cell table:number-columns-repeated="2" office:value-type="string" calcext:value-type="string">
            <text:p>KBA13_KMH_250</text:p>
          </table:table-cell>
          <table:table-cell table:formula="of:=[.B251]=[.C251]" office:value-type="boolean" office:boolean-value="false" calcext:value-type="boolean">
            <text:p>FALSE</text:p>
          </table:table-cell>
          <table:table-cell table:formula="of:=[.C251]=[.D25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BA13_KW_61_120</text:p>
          </table:table-cell>
          <table:table-cell table:number-columns-repeated="2" office:value-type="string" calcext:value-type="string">
            <text:p>KBA13_KMH_251</text:p>
          </table:table-cell>
          <table:table-cell table:formula="of:=[.B252]=[.C252]" office:value-type="boolean" office:boolean-value="false" calcext:value-type="boolean">
            <text:p>FALSE</text:p>
          </table:table-cell>
          <table:table-cell table:formula="of:=[.C252]=[.D25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BA13_KW_70</text:p>
          </table:table-cell>
          <table:table-cell table:number-columns-repeated="2" office:value-type="string" calcext:value-type="string">
            <text:p>KBA13_KRSAQUOT</text:p>
          </table:table-cell>
          <table:table-cell table:formula="of:=[.B253]=[.C253]" office:value-type="boolean" office:boolean-value="false" calcext:value-type="boolean">
            <text:p>FALSE</text:p>
          </table:table-cell>
          <table:table-cell table:formula="of:=[.C253]=[.D25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KBA13_KW_80</text:p>
          </table:table-cell>
          <table:table-cell table:number-columns-repeated="2" office:value-type="string" calcext:value-type="string">
            <text:p>KBA13_KRSHERST_AUDI_VW</text:p>
          </table:table-cell>
          <table:table-cell table:formula="of:=[.B254]=[.C254]" office:value-type="boolean" office:boolean-value="false" calcext:value-type="boolean">
            <text:p>FALSE</text:p>
          </table:table-cell>
          <table:table-cell table:formula="of:=[.C254]=[.D25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KBA13_KW_90</text:p>
          </table:table-cell>
          <table:table-cell table:number-columns-repeated="2" office:value-type="string" calcext:value-type="string">
            <text:p>KBA13_KRSHERST_BMW_BENZ</text:p>
          </table:table-cell>
          <table:table-cell table:formula="of:=[.B255]=[.C255]" office:value-type="boolean" office:boolean-value="false" calcext:value-type="boolean">
            <text:p>FALSE</text:p>
          </table:table-cell>
          <table:table-cell table:formula="of:=[.C255]=[.D25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BA13_MAZDA</text:p>
          </table:table-cell>
          <table:table-cell table:number-columns-repeated="2" office:value-type="string" calcext:value-type="string">
            <text:p>KBA13_KRSHERST_FORD_OPEL</text:p>
          </table:table-cell>
          <table:table-cell table:formula="of:=[.B256]=[.C256]" office:value-type="boolean" office:boolean-value="false" calcext:value-type="boolean">
            <text:p>FALSE</text:p>
          </table:table-cell>
          <table:table-cell table:formula="of:=[.C256]=[.D25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BA13_MERCEDES</text:p>
          </table:table-cell>
          <table:table-cell table:number-columns-repeated="2" office:value-type="string" calcext:value-type="string">
            <text:p>KBA13_KRSSEG_KLEIN</text:p>
          </table:table-cell>
          <table:table-cell table:formula="of:=[.B257]=[.C257]" office:value-type="boolean" office:boolean-value="false" calcext:value-type="boolean">
            <text:p>FALSE</text:p>
          </table:table-cell>
          <table:table-cell table:formula="of:=[.C257]=[.D25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BA13_MOTOR</text:p>
          </table:table-cell>
          <table:table-cell table:number-columns-repeated="2" office:value-type="string" calcext:value-type="string">
            <text:p>KBA13_KRSSEG_OBER</text:p>
          </table:table-cell>
          <table:table-cell table:formula="of:=[.B258]=[.C258]" office:value-type="boolean" office:boolean-value="false" calcext:value-type="boolean">
            <text:p>FALSE</text:p>
          </table:table-cell>
          <table:table-cell table:formula="of:=[.C258]=[.D25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BA13_NISSAN</text:p>
          </table:table-cell>
          <table:table-cell table:number-columns-repeated="2" office:value-type="string" calcext:value-type="string">
            <text:p>KBA13_KRSSEG_VAN</text:p>
          </table:table-cell>
          <table:table-cell table:formula="of:=[.B259]=[.C259]" office:value-type="boolean" office:boolean-value="false" calcext:value-type="boolean">
            <text:p>FALSE</text:p>
          </table:table-cell>
          <table:table-cell table:formula="of:=[.C259]=[.D25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BA13_OPEL</text:p>
          </table:table-cell>
          <table:table-cell table:number-columns-repeated="2" office:value-type="string" calcext:value-type="string">
            <text:p>KBA13_KRSZUL_NEU</text:p>
          </table:table-cell>
          <table:table-cell table:formula="of:=[.B260]=[.C260]" office:value-type="boolean" office:boolean-value="false" calcext:value-type="boolean">
            <text:p>FALSE</text:p>
          </table:table-cell>
          <table:table-cell table:formula="of:=[.C260]=[.D26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KBA13_PEUGEOT</text:p>
          </table:table-cell>
          <table:table-cell table:number-columns-repeated="2" office:value-type="string" calcext:value-type="string">
            <text:p>KBA13_KW_0_60</text:p>
          </table:table-cell>
          <table:table-cell table:formula="of:=[.B261]=[.C261]" office:value-type="boolean" office:boolean-value="false" calcext:value-type="boolean">
            <text:p>FALSE</text:p>
          </table:table-cell>
          <table:table-cell table:formula="of:=[.C261]=[.D26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KBA13_RENAULT</text:p>
          </table:table-cell>
          <table:table-cell table:number-columns-repeated="2" office:value-type="string" calcext:value-type="string">
            <text:p>KBA13_KW_110</text:p>
          </table:table-cell>
          <table:table-cell table:formula="of:=[.B262]=[.C262]" office:value-type="boolean" office:boolean-value="false" calcext:value-type="boolean">
            <text:p>FALSE</text:p>
          </table:table-cell>
          <table:table-cell table:formula="of:=[.C262]=[.D26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BA13_SEG_GELAENDEWAGEN</text:p>
          </table:table-cell>
          <table:table-cell table:number-columns-repeated="2" office:value-type="string" calcext:value-type="string">
            <text:p>KBA13_KW_120</text:p>
          </table:table-cell>
          <table:table-cell table:formula="of:=[.B263]=[.C263]" office:value-type="boolean" office:boolean-value="false" calcext:value-type="boolean">
            <text:p>FALSE</text:p>
          </table:table-cell>
          <table:table-cell table:formula="of:=[.C263]=[.D26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BA13_SEG_GROSSRAUMVANS</text:p>
          </table:table-cell>
          <table:table-cell table:number-columns-repeated="2" office:value-type="string" calcext:value-type="string">
            <text:p>KBA13_KW_121</text:p>
          </table:table-cell>
          <table:table-cell table:formula="of:=[.B264]=[.C264]" office:value-type="boolean" office:boolean-value="false" calcext:value-type="boolean">
            <text:p>FALSE</text:p>
          </table:table-cell>
          <table:table-cell table:formula="of:=[.C264]=[.D26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KBA13_SEG_KLEINST</text:p>
          </table:table-cell>
          <table:table-cell table:number-columns-repeated="2" office:value-type="string" calcext:value-type="string">
            <text:p>KBA13_KW_30</text:p>
          </table:table-cell>
          <table:table-cell table:formula="of:=[.B265]=[.C265]" office:value-type="boolean" office:boolean-value="false" calcext:value-type="boolean">
            <text:p>FALSE</text:p>
          </table:table-cell>
          <table:table-cell table:formula="of:=[.C265]=[.D26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BA13_SEG_KLEINWAGEN</text:p>
          </table:table-cell>
          <table:table-cell table:number-columns-repeated="2" office:value-type="string" calcext:value-type="string">
            <text:p>KBA13_KW_40</text:p>
          </table:table-cell>
          <table:table-cell table:formula="of:=[.B266]=[.C266]" office:value-type="boolean" office:boolean-value="false" calcext:value-type="boolean">
            <text:p>FALSE</text:p>
          </table:table-cell>
          <table:table-cell table:formula="of:=[.C266]=[.D26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BA13_SEG_KOMPAKTKLASSE</text:p>
          </table:table-cell>
          <table:table-cell table:number-columns-repeated="2" office:value-type="string" calcext:value-type="string">
            <text:p>KBA13_KW_50</text:p>
          </table:table-cell>
          <table:table-cell table:formula="of:=[.B267]=[.C267]" office:value-type="boolean" office:boolean-value="false" calcext:value-type="boolean">
            <text:p>FALSE</text:p>
          </table:table-cell>
          <table:table-cell table:formula="of:=[.C267]=[.D26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BA13_SEG_MINIVANS</text:p>
          </table:table-cell>
          <table:table-cell table:number-columns-repeated="2" office:value-type="string" calcext:value-type="string">
            <text:p>KBA13_KW_60</text:p>
          </table:table-cell>
          <table:table-cell table:formula="of:=[.B268]=[.C268]" office:value-type="boolean" office:boolean-value="false" calcext:value-type="boolean">
            <text:p>FALSE</text:p>
          </table:table-cell>
          <table:table-cell table:formula="of:=[.C268]=[.D26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BA13_SEG_MINIWAGEN</text:p>
          </table:table-cell>
          <table:table-cell table:number-columns-repeated="2" office:value-type="string" calcext:value-type="string">
            <text:p>KBA13_KW_61_120</text:p>
          </table:table-cell>
          <table:table-cell table:formula="of:=[.B269]=[.C269]" office:value-type="boolean" office:boolean-value="false" calcext:value-type="boolean">
            <text:p>FALSE</text:p>
          </table:table-cell>
          <table:table-cell table:formula="of:=[.C269]=[.D26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KBA13_SEG_MITTELKLASSE</text:p>
          </table:table-cell>
          <table:table-cell table:number-columns-repeated="2" office:value-type="string" calcext:value-type="string">
            <text:p>KBA13_KW_70</text:p>
          </table:table-cell>
          <table:table-cell table:formula="of:=[.B270]=[.C270]" office:value-type="boolean" office:boolean-value="false" calcext:value-type="boolean">
            <text:p>FALSE</text:p>
          </table:table-cell>
          <table:table-cell table:formula="of:=[.C270]=[.D27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BA13_SEG_OBEREMITTELKLASSE</text:p>
          </table:table-cell>
          <table:table-cell table:number-columns-repeated="2" office:value-type="string" calcext:value-type="string">
            <text:p>KBA13_KW_80</text:p>
          </table:table-cell>
          <table:table-cell table:formula="of:=[.B271]=[.C271]" office:value-type="boolean" office:boolean-value="false" calcext:value-type="boolean">
            <text:p>FALSE</text:p>
          </table:table-cell>
          <table:table-cell table:formula="of:=[.C271]=[.D27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KBA13_SEG_OBERKLASSE</text:p>
          </table:table-cell>
          <table:table-cell table:number-columns-repeated="2" office:value-type="string" calcext:value-type="string">
            <text:p>KBA13_KW_90</text:p>
          </table:table-cell>
          <table:table-cell table:formula="of:=[.B272]=[.C272]" office:value-type="boolean" office:boolean-value="false" calcext:value-type="boolean">
            <text:p>FALSE</text:p>
          </table:table-cell>
          <table:table-cell table:formula="of:=[.C272]=[.D27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KBA13_SEG_SONSTIGE</text:p>
          </table:table-cell>
          <table:table-cell table:number-columns-repeated="2" office:value-type="string" calcext:value-type="string">
            <text:p>KBA13_MAZDA</text:p>
          </table:table-cell>
          <table:table-cell table:formula="of:=[.B273]=[.C273]" office:value-type="boolean" office:boolean-value="false" calcext:value-type="boolean">
            <text:p>FALSE</text:p>
          </table:table-cell>
          <table:table-cell table:formula="of:=[.C273]=[.D27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BA13_SEG_SPORTWAGEN</text:p>
          </table:table-cell>
          <table:table-cell table:number-columns-repeated="2" office:value-type="string" calcext:value-type="string">
            <text:p>KBA13_MERCEDES</text:p>
          </table:table-cell>
          <table:table-cell table:formula="of:=[.B274]=[.C274]" office:value-type="boolean" office:boolean-value="false" calcext:value-type="boolean">
            <text:p>FALSE</text:p>
          </table:table-cell>
          <table:table-cell table:formula="of:=[.C274]=[.D27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BA13_SEG_UTILITIES</text:p>
          </table:table-cell>
          <table:table-cell table:number-columns-repeated="2" office:value-type="string" calcext:value-type="string">
            <text:p>KBA13_MOTOR</text:p>
          </table:table-cell>
          <table:table-cell table:formula="of:=[.B275]=[.C275]" office:value-type="boolean" office:boolean-value="false" calcext:value-type="boolean">
            <text:p>FALSE</text:p>
          </table:table-cell>
          <table:table-cell table:formula="of:=[.C275]=[.D27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BA13_SEG_VAN</text:p>
          </table:table-cell>
          <table:table-cell table:number-columns-repeated="2" office:value-type="string" calcext:value-type="string">
            <text:p>KBA13_NISSAN</text:p>
          </table:table-cell>
          <table:table-cell table:formula="of:=[.B276]=[.C276]" office:value-type="boolean" office:boolean-value="false" calcext:value-type="boolean">
            <text:p>FALSE</text:p>
          </table:table-cell>
          <table:table-cell table:formula="of:=[.C276]=[.D27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BA13_SEG_WOHNMOBILE</text:p>
          </table:table-cell>
          <table:table-cell table:number-columns-repeated="2" office:value-type="string" calcext:value-type="string">
            <text:p>KBA13_OPEL</text:p>
          </table:table-cell>
          <table:table-cell table:formula="of:=[.B277]=[.C277]" office:value-type="boolean" office:boolean-value="false" calcext:value-type="boolean">
            <text:p>FALSE</text:p>
          </table:table-cell>
          <table:table-cell table:formula="of:=[.C277]=[.D27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KBA13_SITZE_4</text:p>
          </table:table-cell>
          <table:table-cell table:number-columns-repeated="2" office:value-type="string" calcext:value-type="string">
            <text:p>KBA13_PEUGEOT</text:p>
          </table:table-cell>
          <table:table-cell table:formula="of:=[.B278]=[.C278]" office:value-type="boolean" office:boolean-value="false" calcext:value-type="boolean">
            <text:p>FALSE</text:p>
          </table:table-cell>
          <table:table-cell table:formula="of:=[.C278]=[.D27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KBA13_SITZE_5</text:p>
          </table:table-cell>
          <table:table-cell table:number-columns-repeated="2" office:value-type="string" calcext:value-type="string">
            <text:p>KBA13_RENAULT</text:p>
          </table:table-cell>
          <table:table-cell table:formula="of:=[.B279]=[.C279]" office:value-type="boolean" office:boolean-value="false" calcext:value-type="boolean">
            <text:p>FALSE</text:p>
          </table:table-cell>
          <table:table-cell table:formula="of:=[.C279]=[.D27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BA13_SITZE_6</text:p>
          </table:table-cell>
          <table:table-cell table:number-columns-repeated="2" office:value-type="string" calcext:value-type="string">
            <text:p>KBA13_SEG_GELAENDEWAGEN</text:p>
          </table:table-cell>
          <table:table-cell table:formula="of:=[.B280]=[.C280]" office:value-type="boolean" office:boolean-value="false" calcext:value-type="boolean">
            <text:p>FALSE</text:p>
          </table:table-cell>
          <table:table-cell table:formula="of:=[.C280]=[.D28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BA13_TOYOTA</text:p>
          </table:table-cell>
          <table:table-cell table:number-columns-repeated="2" office:value-type="string" calcext:value-type="string">
            <text:p>KBA13_SEG_GROSSRAUMVANS</text:p>
          </table:table-cell>
          <table:table-cell table:formula="of:=[.B281]=[.C281]" office:value-type="boolean" office:boolean-value="false" calcext:value-type="boolean">
            <text:p>FALSE</text:p>
          </table:table-cell>
          <table:table-cell table:formula="of:=[.C281]=[.D28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BA13_VORB_0</text:p>
          </table:table-cell>
          <table:table-cell table:number-columns-repeated="2" office:value-type="string" calcext:value-type="string">
            <text:p>KBA13_SEG_KLEINST</text:p>
          </table:table-cell>
          <table:table-cell table:formula="of:=[.B282]=[.C282]" office:value-type="boolean" office:boolean-value="false" calcext:value-type="boolean">
            <text:p>FALSE</text:p>
          </table:table-cell>
          <table:table-cell table:formula="of:=[.C282]=[.D28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BA13_VORB_1</text:p>
          </table:table-cell>
          <table:table-cell table:number-columns-repeated="2" office:value-type="string" calcext:value-type="string">
            <text:p>KBA13_SEG_KLEINWAGEN</text:p>
          </table:table-cell>
          <table:table-cell table:formula="of:=[.B283]=[.C283]" office:value-type="boolean" office:boolean-value="false" calcext:value-type="boolean">
            <text:p>FALSE</text:p>
          </table:table-cell>
          <table:table-cell table:formula="of:=[.C283]=[.D28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KBA13_VORB_1_2</text:p>
          </table:table-cell>
          <table:table-cell table:number-columns-repeated="2" office:value-type="string" calcext:value-type="string">
            <text:p>KBA13_SEG_KOMPAKTKLASSE</text:p>
          </table:table-cell>
          <table:table-cell table:formula="of:=[.B284]=[.C284]" office:value-type="boolean" office:boolean-value="false" calcext:value-type="boolean">
            <text:p>FALSE</text:p>
          </table:table-cell>
          <table:table-cell table:formula="of:=[.C284]=[.D28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KBA13_VORB_2</text:p>
          </table:table-cell>
          <table:table-cell table:number-columns-repeated="2" office:value-type="string" calcext:value-type="string">
            <text:p>KBA13_SEG_MINIVANS</text:p>
          </table:table-cell>
          <table:table-cell table:formula="of:=[.B285]=[.C285]" office:value-type="boolean" office:boolean-value="false" calcext:value-type="boolean">
            <text:p>FALSE</text:p>
          </table:table-cell>
          <table:table-cell table:formula="of:=[.C285]=[.D28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KBA13_VORB_3</text:p>
          </table:table-cell>
          <table:table-cell table:number-columns-repeated="2" office:value-type="string" calcext:value-type="string">
            <text:p>KBA13_SEG_MINIWAGEN</text:p>
          </table:table-cell>
          <table:table-cell table:formula="of:=[.B286]=[.C286]" office:value-type="boolean" office:boolean-value="false" calcext:value-type="boolean">
            <text:p>FALSE</text:p>
          </table:table-cell>
          <table:table-cell table:formula="of:=[.C286]=[.D28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BA13_VW</text:p>
          </table:table-cell>
          <table:table-cell table:number-columns-repeated="2" office:value-type="string" calcext:value-type="string">
            <text:p>KBA13_SEG_MITTELKLASSE</text:p>
          </table:table-cell>
          <table:table-cell table:formula="of:=[.B287]=[.C287]" office:value-type="boolean" office:boolean-value="false" calcext:value-type="boolean">
            <text:p>FALSE</text:p>
          </table:table-cell>
          <table:table-cell table:formula="of:=[.C287]=[.D28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KKK</text:p>
          </table:table-cell>
          <table:table-cell table:number-columns-repeated="2" office:value-type="string" calcext:value-type="string">
            <text:p>KBA13_SEG_OBEREMITTELKLASSE</text:p>
          </table:table-cell>
          <table:table-cell table:formula="of:=[.B288]=[.C288]" office:value-type="boolean" office:boolean-value="false" calcext:value-type="boolean">
            <text:p>FALSE</text:p>
          </table:table-cell>
          <table:table-cell table:formula="of:=[.C288]=[.D28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ONSUMNAEHE</text:p>
          </table:table-cell>
          <table:table-cell table:number-columns-repeated="2" office:value-type="string" calcext:value-type="string">
            <text:p>KBA13_SEG_OBERKLASSE</text:p>
          </table:table-cell>
          <table:table-cell table:formula="of:=[.B289]=[.C289]" office:value-type="boolean" office:boolean-value="false" calcext:value-type="boolean">
            <text:p>FALSE</text:p>
          </table:table-cell>
          <table:table-cell table:formula="of:=[.C289]=[.D28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P_FAMILIE_FEIN</text:p>
          </table:table-cell>
          <table:table-cell table:number-columns-repeated="2" office:value-type="string" calcext:value-type="string">
            <text:p>KBA13_SEG_SONSTIGE</text:p>
          </table:table-cell>
          <table:table-cell table:formula="of:=[.B290]=[.C290]" office:value-type="boolean" office:boolean-value="false" calcext:value-type="boolean">
            <text:p>FALSE</text:p>
          </table:table-cell>
          <table:table-cell table:formula="of:=[.C290]=[.D29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P_FAMILIE_GROB</text:p>
          </table:table-cell>
          <table:table-cell table:number-columns-repeated="2" office:value-type="string" calcext:value-type="string">
            <text:p>KBA13_SEG_SPORTWAGEN</text:p>
          </table:table-cell>
          <table:table-cell table:formula="of:=[.B291]=[.C291]" office:value-type="boolean" office:boolean-value="false" calcext:value-type="boolean">
            <text:p>FALSE</text:p>
          </table:table-cell>
          <table:table-cell table:formula="of:=[.C291]=[.D29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P_LEBENSPHASE_FEIN</text:p>
          </table:table-cell>
          <table:table-cell table:number-columns-repeated="2" office:value-type="string" calcext:value-type="string">
            <text:p>KBA13_SEG_UTILITIES</text:p>
          </table:table-cell>
          <table:table-cell table:formula="of:=[.B292]=[.C292]" office:value-type="boolean" office:boolean-value="false" calcext:value-type="boolean">
            <text:p>FALSE</text:p>
          </table:table-cell>
          <table:table-cell table:formula="of:=[.C292]=[.D29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P_LEBENSPHASE_GROB</text:p>
          </table:table-cell>
          <table:table-cell table:number-columns-repeated="2" office:value-type="string" calcext:value-type="string">
            <text:p>KBA13_SEG_VAN</text:p>
          </table:table-cell>
          <table:table-cell table:formula="of:=[.B293]=[.C293]" office:value-type="boolean" office:boolean-value="false" calcext:value-type="boolean">
            <text:p>FALSE</text:p>
          </table:table-cell>
          <table:table-cell table:formula="of:=[.C293]=[.D29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P_STATUS_FEIN</text:p>
          </table:table-cell>
          <table:table-cell table:number-columns-repeated="2" office:value-type="string" calcext:value-type="string">
            <text:p>KBA13_SEG_WOHNMOBILE</text:p>
          </table:table-cell>
          <table:table-cell table:formula="of:=[.B294]=[.C294]" office:value-type="boolean" office:boolean-value="false" calcext:value-type="boolean">
            <text:p>FALSE</text:p>
          </table:table-cell>
          <table:table-cell table:formula="of:=[.C294]=[.D29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P_STATUS_GROB</text:p>
          </table:table-cell>
          <table:table-cell table:number-columns-repeated="2" office:value-type="string" calcext:value-type="string">
            <text:p>KBA13_SITZE_4</text:p>
          </table:table-cell>
          <table:table-cell table:formula="of:=[.B295]=[.C295]" office:value-type="boolean" office:boolean-value="false" calcext:value-type="boolean">
            <text:p>FALSE</text:p>
          </table:table-cell>
          <table:table-cell table:formula="of:=[.C295]=[.D29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IN_GEBAEUDEJAHR</text:p>
          </table:table-cell>
          <table:table-cell table:number-columns-repeated="2" office:value-type="string" calcext:value-type="string">
            <text:p>KBA13_SITZE_5</text:p>
          </table:table-cell>
          <table:table-cell table:formula="of:=[.B296]=[.C296]" office:value-type="boolean" office:boolean-value="false" calcext:value-type="boolean">
            <text:p>FALSE</text:p>
          </table:table-cell>
          <table:table-cell table:formula="of:=[.C296]=[.D29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OBI_REGIO</text:p>
          </table:table-cell>
          <table:table-cell table:number-columns-repeated="2" office:value-type="string" calcext:value-type="string">
            <text:p>KBA13_SITZE_6</text:p>
          </table:table-cell>
          <table:table-cell table:formula="of:=[.B297]=[.C297]" office:value-type="boolean" office:boolean-value="false" calcext:value-type="boolean">
            <text:p>FALSE</text:p>
          </table:table-cell>
          <table:table-cell table:formula="of:=[.C297]=[.D29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ATIONALITAET_KZ</text:p>
          </table:table-cell>
          <table:table-cell table:number-columns-repeated="2" office:value-type="string" calcext:value-type="string">
            <text:p>KBA13_TOYOTA</text:p>
          </table:table-cell>
          <table:table-cell table:formula="of:=[.B298]=[.C298]" office:value-type="boolean" office:boolean-value="false" calcext:value-type="boolean">
            <text:p>FALSE</text:p>
          </table:table-cell>
          <table:table-cell table:formula="of:=[.C298]=[.D29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NLINE_AFFINITAET</text:p>
          </table:table-cell>
          <table:table-cell table:number-columns-repeated="2" office:value-type="string" calcext:value-type="string">
            <text:p>KBA13_VORB_0</text:p>
          </table:table-cell>
          <table:table-cell table:formula="of:=[.B299]=[.C299]" office:value-type="boolean" office:boolean-value="false" calcext:value-type="boolean">
            <text:p>FALSE</text:p>
          </table:table-cell>
          <table:table-cell table:formula="of:=[.C299]=[.D29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ORTSGR_KLS9</text:p>
          </table:table-cell>
          <table:table-cell table:number-columns-repeated="2" office:value-type="string" calcext:value-type="string">
            <text:p>KBA13_VORB_1</text:p>
          </table:table-cell>
          <table:table-cell table:formula="of:=[.B300]=[.C300]" office:value-type="boolean" office:boolean-value="false" calcext:value-type="boolean">
            <text:p>FALSE</text:p>
          </table:table-cell>
          <table:table-cell table:formula="of:=[.C300]=[.D30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OST_WEST_KZ</text:p>
          </table:table-cell>
          <table:table-cell table:number-columns-repeated="2" office:value-type="string" calcext:value-type="string">
            <text:p>KBA13_VORB_1_2</text:p>
          </table:table-cell>
          <table:table-cell table:formula="of:=[.B301]=[.C301]" office:value-type="boolean" office:boolean-value="false" calcext:value-type="boolean">
            <text:p>FALSE</text:p>
          </table:table-cell>
          <table:table-cell table:formula="of:=[.C301]=[.D30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LZ8_ANTG1</text:p>
          </table:table-cell>
          <table:table-cell table:number-columns-repeated="2" office:value-type="string" calcext:value-type="string">
            <text:p>KBA13_VORB_2</text:p>
          </table:table-cell>
          <table:table-cell table:formula="of:=[.B302]=[.C302]" office:value-type="boolean" office:boolean-value="false" calcext:value-type="boolean">
            <text:p>FALSE</text:p>
          </table:table-cell>
          <table:table-cell table:formula="of:=[.C302]=[.D30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LZ8_ANTG2</text:p>
          </table:table-cell>
          <table:table-cell table:number-columns-repeated="2" office:value-type="string" calcext:value-type="string">
            <text:p>KBA13_VORB_3</text:p>
          </table:table-cell>
          <table:table-cell table:formula="of:=[.B303]=[.C303]" office:value-type="boolean" office:boolean-value="false" calcext:value-type="boolean">
            <text:p>FALSE</text:p>
          </table:table-cell>
          <table:table-cell table:formula="of:=[.C303]=[.D30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LZ8_ANTG3</text:p>
          </table:table-cell>
          <table:table-cell table:number-columns-repeated="2" office:value-type="string" calcext:value-type="string">
            <text:p>KBA13_VW</text:p>
          </table:table-cell>
          <table:table-cell table:formula="of:=[.B304]=[.C304]" office:value-type="boolean" office:boolean-value="false" calcext:value-type="boolean">
            <text:p>FALSE</text:p>
          </table:table-cell>
          <table:table-cell table:formula="of:=[.C304]=[.D30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LZ8_ANTG4</text:p>
          </table:table-cell>
          <table:table-cell table:number-columns-repeated="2" office:value-type="string" calcext:value-type="string">
            <text:p>KKK</text:p>
          </table:table-cell>
          <table:table-cell table:formula="of:=[.B305]=[.C305]" office:value-type="boolean" office:boolean-value="false" calcext:value-type="boolean">
            <text:p>FALSE</text:p>
          </table:table-cell>
          <table:table-cell table:formula="of:=[.C305]=[.D30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LZ8_BAUMAX</text:p>
          </table:table-cell>
          <table:table-cell table:number-columns-repeated="2" office:value-type="string" calcext:value-type="string">
            <text:p>KK_KUNDENTYP</text:p>
          </table:table-cell>
          <table:table-cell table:formula="of:=[.B306]=[.C306]" office:value-type="boolean" office:boolean-value="false" calcext:value-type="boolean">
            <text:p>FALSE</text:p>
          </table:table-cell>
          <table:table-cell table:formula="of:=[.C306]=[.D30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LZ8_GBZ</text:p>
          </table:table-cell>
          <table:table-cell table:number-columns-repeated="2" office:value-type="string" calcext:value-type="string">
            <text:p>KOMBIALTER</text:p>
          </table:table-cell>
          <table:table-cell table:formula="of:=[.B307]=[.C307]" office:value-type="boolean" office:boolean-value="false" calcext:value-type="boolean">
            <text:p>FALSE</text:p>
          </table:table-cell>
          <table:table-cell table:formula="of:=[.C307]=[.D30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LZ8_HHZ</text:p>
          </table:table-cell>
          <table:table-cell table:number-columns-repeated="2" office:value-type="string" calcext:value-type="string">
            <text:p>KONSUMNAEHE</text:p>
          </table:table-cell>
          <table:table-cell table:formula="of:=[.B308]=[.C308]" office:value-type="boolean" office:boolean-value="false" calcext:value-type="boolean">
            <text:p>FALSE</text:p>
          </table:table-cell>
          <table:table-cell table:formula="of:=[.C308]=[.D30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RAEGENDE_JUGENDJAHRE</text:p>
          </table:table-cell>
          <table:table-cell table:number-columns-repeated="2" office:value-type="string" calcext:value-type="string">
            <text:p>KONSUMZELLE</text:p>
          </table:table-cell>
          <table:table-cell table:formula="of:=[.B309]=[.C309]" office:value-type="boolean" office:boolean-value="false" calcext:value-type="boolean">
            <text:p>FALSE</text:p>
          </table:table-cell>
          <table:table-cell table:formula="of:=[.C309]=[.D30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EGIOTYP</text:p>
          </table:table-cell>
          <table:table-cell table:number-columns-repeated="2" office:value-type="string" calcext:value-type="string">
            <text:p>LNR</text:p>
          </table:table-cell>
          <table:table-cell table:formula="of:=[.B310]=[.C310]" office:value-type="boolean" office:boolean-value="false" calcext:value-type="boolean">
            <text:p>FALSE</text:p>
          </table:table-cell>
          <table:table-cell table:formula="of:=[.C310]=[.D31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ELAT_AB</text:p>
          </table:table-cell>
          <table:table-cell table:number-columns-repeated="2" office:value-type="string" calcext:value-type="string">
            <text:p>LP_FAMILIE_FEIN</text:p>
          </table:table-cell>
          <table:table-cell table:formula="of:=[.B311]=[.C311]" office:value-type="boolean" office:boolean-value="false" calcext:value-type="boolean">
            <text:p>FALSE</text:p>
          </table:table-cell>
          <table:table-cell table:formula="of:=[.C311]=[.D31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TOURTYP_BK_S</text:p>
          </table:table-cell>
          <table:table-cell table:number-columns-repeated="2" office:value-type="string" calcext:value-type="string">
            <text:p>LP_FAMILIE_GROB</text:p>
          </table:table-cell>
          <table:table-cell table:formula="of:=[.B312]=[.C312]" office:value-type="boolean" office:boolean-value="false" calcext:value-type="boolean">
            <text:p>FALSE</text:p>
          </table:table-cell>
          <table:table-cell table:formula="of:=[.C312]=[.D31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EMIO_DOM</text:p>
          </table:table-cell>
          <table:table-cell table:number-columns-repeated="2" office:value-type="string" calcext:value-type="string">
            <text:p>LP_LEBENSPHASE_FEIN</text:p>
          </table:table-cell>
          <table:table-cell table:formula="of:=[.B313]=[.C313]" office:value-type="boolean" office:boolean-value="false" calcext:value-type="boolean">
            <text:p>FALSE</text:p>
          </table:table-cell>
          <table:table-cell table:formula="of:=[.C313]=[.D31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MIO_ERL</text:p>
          </table:table-cell>
          <table:table-cell table:number-columns-repeated="2" office:value-type="string" calcext:value-type="string">
            <text:p>LP_LEBENSPHASE_GROB</text:p>
          </table:table-cell>
          <table:table-cell table:formula="of:=[.B314]=[.C314]" office:value-type="boolean" office:boolean-value="false" calcext:value-type="boolean">
            <text:p>FALSE</text:p>
          </table:table-cell>
          <table:table-cell table:formula="of:=[.C314]=[.D31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EMIO_FAM</text:p>
          </table:table-cell>
          <table:table-cell table:number-columns-repeated="2" office:value-type="string" calcext:value-type="string">
            <text:p>LP_STATUS_FEIN</text:p>
          </table:table-cell>
          <table:table-cell table:formula="of:=[.B315]=[.C315]" office:value-type="boolean" office:boolean-value="false" calcext:value-type="boolean">
            <text:p>FALSE</text:p>
          </table:table-cell>
          <table:table-cell table:formula="of:=[.C315]=[.D31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EMIO_KAEM</text:p>
          </table:table-cell>
          <table:table-cell table:number-columns-repeated="2" office:value-type="string" calcext:value-type="string">
            <text:p>LP_STATUS_GROB</text:p>
          </table:table-cell>
          <table:table-cell table:formula="of:=[.B316]=[.C316]" office:value-type="boolean" office:boolean-value="false" calcext:value-type="boolean">
            <text:p>FALSE</text:p>
          </table:table-cell>
          <table:table-cell table:formula="of:=[.C316]=[.D31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EMIO_KRIT</text:p>
          </table:table-cell>
          <table:table-cell table:number-columns-repeated="2" office:value-type="string" calcext:value-type="string">
            <text:p>MIN_GEBAEUDEJAHR</text:p>
          </table:table-cell>
          <table:table-cell table:formula="of:=[.B317]=[.C317]" office:value-type="boolean" office:boolean-value="false" calcext:value-type="boolean">
            <text:p>FALSE</text:p>
          </table:table-cell>
          <table:table-cell table:formula="of:=[.C317]=[.D31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EMIO_KULT</text:p>
          </table:table-cell>
          <table:table-cell table:number-columns-repeated="2" office:value-type="string" calcext:value-type="string">
            <text:p>MOBI_RASTER</text:p>
          </table:table-cell>
          <table:table-cell table:formula="of:=[.B318]=[.C318]" office:value-type="boolean" office:boolean-value="false" calcext:value-type="boolean">
            <text:p>FALSE</text:p>
          </table:table-cell>
          <table:table-cell table:formula="of:=[.C318]=[.D31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EMIO_LUST</text:p>
          </table:table-cell>
          <table:table-cell table:number-columns-repeated="2" office:value-type="string" calcext:value-type="string">
            <text:p>MOBI_REGIO</text:p>
          </table:table-cell>
          <table:table-cell table:formula="of:=[.B319]=[.C319]" office:value-type="boolean" office:boolean-value="false" calcext:value-type="boolean">
            <text:p>FALSE</text:p>
          </table:table-cell>
          <table:table-cell table:formula="of:=[.C319]=[.D31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EMIO_MAT</text:p>
          </table:table-cell>
          <table:table-cell table:number-columns-repeated="2" office:value-type="string" calcext:value-type="string">
            <text:p>NATIONALITAET_KZ</text:p>
          </table:table-cell>
          <table:table-cell table:formula="of:=[.B320]=[.C320]" office:value-type="boolean" office:boolean-value="false" calcext:value-type="boolean">
            <text:p>FALSE</text:p>
          </table:table-cell>
          <table:table-cell table:formula="of:=[.C320]=[.D32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EMIO_PFLICHT</text:p>
          </table:table-cell>
          <table:table-cell table:number-columns-repeated="2" office:value-type="string" calcext:value-type="string">
            <text:p>ONLINE_AFFINITAET</text:p>
          </table:table-cell>
          <table:table-cell table:formula="of:=[.B321]=[.C321]" office:value-type="boolean" office:boolean-value="false" calcext:value-type="boolean">
            <text:p>FALSE</text:p>
          </table:table-cell>
          <table:table-cell table:formula="of:=[.C321]=[.D32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EMIO_RAT</text:p>
          </table:table-cell>
          <table:table-cell table:style-name="ce4" office:value-type="string" calcext:value-type="string">
            <text:p>ONLINE_PURCHASE</text:p>
          </table:table-cell>
          <table:table-cell table:style-name="ce4"/>
          <table:table-cell table:formula="of:=[.B322]=[.C322]" office:value-type="boolean" office:boolean-value="false" calcext:value-type="boolean">
            <text:p>FALSE</text:p>
          </table:table-cell>
          <table:table-cell table:formula="of:=[.C322]=[.D322]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EMIO_REL</text:p>
          </table:table-cell>
          <table:table-cell table:number-columns-repeated="2" office:value-type="string" calcext:value-type="string">
            <text:p>ORTSGR_KLS9</text:p>
          </table:table-cell>
          <table:table-cell table:formula="of:=[.B323]=[.C323]" office:value-type="boolean" office:boolean-value="false" calcext:value-type="boolean">
            <text:p>FALSE</text:p>
          </table:table-cell>
          <table:table-cell table:formula="of:=[.C323]=[.D32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EMIO_SOZ</text:p>
          </table:table-cell>
          <table:table-cell table:number-columns-repeated="2" office:value-type="string" calcext:value-type="string">
            <text:p>OST_WEST_KZ</text:p>
          </table:table-cell>
          <table:table-cell table:formula="of:=[.B324]=[.C324]" office:value-type="boolean" office:boolean-value="false" calcext:value-type="boolean">
            <text:p>FALSE</text:p>
          </table:table-cell>
          <table:table-cell table:formula="of:=[.C324]=[.D32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EMIO_TRADV</text:p>
          </table:table-cell>
          <table:table-cell table:number-columns-repeated="2" office:value-type="string" calcext:value-type="string">
            <text:p>PLZ8_ANTG1</text:p>
          </table:table-cell>
          <table:table-cell table:formula="of:=[.B325]=[.C325]" office:value-type="boolean" office:boolean-value="false" calcext:value-type="boolean">
            <text:p>FALSE</text:p>
          </table:table-cell>
          <table:table-cell table:formula="of:=[.C325]=[.D32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EMIO_VERT</text:p>
          </table:table-cell>
          <table:table-cell table:number-columns-repeated="2" office:value-type="string" calcext:value-type="string">
            <text:p>PLZ8_ANTG2</text:p>
          </table:table-cell>
          <table:table-cell table:formula="of:=[.B326]=[.C326]" office:value-type="boolean" office:boolean-value="false" calcext:value-type="boolean">
            <text:p>FALSE</text:p>
          </table:table-cell>
          <table:table-cell table:formula="of:=[.C326]=[.D32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HOPPER_TYP</text:p>
          </table:table-cell>
          <table:table-cell table:number-columns-repeated="2" office:value-type="string" calcext:value-type="string">
            <text:p>PLZ8_ANTG3</text:p>
          </table:table-cell>
          <table:table-cell table:formula="of:=[.B327]=[.C327]" office:value-type="boolean" office:boolean-value="false" calcext:value-type="boolean">
            <text:p>FALSE</text:p>
          </table:table-cell>
          <table:table-cell table:formula="of:=[.C327]=[.D32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OHO_FLAG</text:p>
          </table:table-cell>
          <table:table-cell table:number-columns-repeated="2" office:value-type="string" calcext:value-type="string">
            <text:p>PLZ8_ANTG4</text:p>
          </table:table-cell>
          <table:table-cell table:formula="of:=[.B328]=[.C328]" office:value-type="boolean" office:boolean-value="false" calcext:value-type="boolean">
            <text:p>FALSE</text:p>
          </table:table-cell>
          <table:table-cell table:formula="of:=[.C328]=[.D3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ITEL_KZ</text:p>
          </table:table-cell>
          <table:table-cell table:number-columns-repeated="2" office:value-type="string" calcext:value-type="string">
            <text:p>PLZ8_BAUMAX</text:p>
          </table:table-cell>
          <table:table-cell table:formula="of:=[.B329]=[.C329]" office:value-type="boolean" office:boolean-value="false" calcext:value-type="boolean">
            <text:p>FALSE</text:p>
          </table:table-cell>
          <table:table-cell table:formula="of:=[.C329]=[.D32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ERS_TYP</text:p>
          </table:table-cell>
          <table:table-cell table:number-columns-repeated="2" office:value-type="string" calcext:value-type="string">
            <text:p>PLZ8_GBZ</text:p>
          </table:table-cell>
          <table:table-cell table:formula="of:=[.B330]=[.C330]" office:value-type="boolean" office:boolean-value="false" calcext:value-type="boolean">
            <text:p>FALSE</text:p>
          </table:table-cell>
          <table:table-cell table:formula="of:=[.C330]=[.D33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W_KEIT_KIND_HH</text:p>
          </table:table-cell>
          <table:table-cell table:number-columns-repeated="2" office:value-type="string" calcext:value-type="string">
            <text:p>PLZ8_HHZ</text:p>
          </table:table-cell>
          <table:table-cell table:formula="of:=[.B331]=[.C331]" office:value-type="boolean" office:boolean-value="false" calcext:value-type="boolean">
            <text:p>FALSE</text:p>
          </table:table-cell>
          <table:table-cell table:formula="of:=[.C331]=[.D33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ACHSTUMSGEBIET_NB</text:p>
          </table:table-cell>
          <table:table-cell table:number-columns-repeated="2" office:value-type="string" calcext:value-type="string">
            <text:p>PRAEGENDE_JUGENDJAHRE</text:p>
          </table:table-cell>
          <table:table-cell table:formula="of:=[.B332]=[.C332]" office:value-type="boolean" office:boolean-value="false" calcext:value-type="boolean">
            <text:p>FALSE</text:p>
          </table:table-cell>
          <table:table-cell table:formula="of:=[.C332]=[.D33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OHNDAUER_2008</text:p>
          </table:table-cell>
          <table:table-cell table:style-name="ce4" office:value-type="string" calcext:value-type="string">
            <text:p>PRODUCT_GROUP</text:p>
          </table:table-cell>
          <table:table-cell table:style-name="ce4"/>
          <table:table-cell table:formula="of:=[.B333]=[.C333]" office:value-type="boolean" office:boolean-value="false" calcext:value-type="boolean">
            <text:p>FALSE</text:p>
          </table:table-cell>
          <table:table-cell table:formula="of:=[.C333]=[.D333]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WOHNLAGE</text:p>
          </table:table-cell>
          <table:table-cell table:number-columns-repeated="2" office:value-type="string" calcext:value-type="string">
            <text:p>REGIOTYP</text:p>
          </table:table-cell>
          <table:table-cell table:formula="of:=[.B334]=[.C334]" office:value-type="boolean" office:boolean-value="false" calcext:value-type="boolean">
            <text:p>FALSE</text:p>
          </table:table-cell>
          <table:table-cell table:formula="of:=[.C334]=[.D33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ZABEOTYP</text:p>
          </table:table-cell>
          <table:table-cell table:number-columns-repeated="2" office:value-type="string" calcext:value-type="string">
            <text:p>RELAT_AB</text:p>
          </table:table-cell>
          <table:table-cell table:formula="of:=[.B335]=[.C335]" office:value-type="boolean" office:boolean-value="false" calcext:value-type="boolean">
            <text:p>FALSE</text:p>
          </table:table-cell>
          <table:table-cell table:formula="of:=[.C335]=[.D33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number-columns-repeated="2" office:value-type="string" calcext:value-type="string">
            <text:p>RETOURTYP_BK_S</text:p>
          </table:table-cell>
          <table:table-cell table:formula="of:=[.B336]=[.C336]" office:value-type="boolean" office:boolean-value="false" calcext:value-type="boolean">
            <text:p>FALSE</text:p>
          </table:table-cell>
          <table:table-cell table:formula="of:=[.C336]=[.D33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number-columns-repeated="2" office:value-type="string" calcext:value-type="string">
            <text:p>RT_KEIN_ANREIZ</text:p>
          </table:table-cell>
          <table:table-cell table:formula="of:=[.B337]=[.C337]" office:value-type="boolean" office:boolean-value="false" calcext:value-type="boolean">
            <text:p>FALSE</text:p>
          </table:table-cell>
          <table:table-cell table:formula="of:=[.C337]=[.D33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number-columns-repeated="2" office:value-type="string" calcext:value-type="string">
            <text:p>RT_SCHNAEPPCHEN</text:p>
          </table:table-cell>
          <table:table-cell table:formula="of:=[.B338]=[.C338]" office:value-type="boolean" office:boolean-value="false" calcext:value-type="boolean">
            <text:p>FALSE</text:p>
          </table:table-cell>
          <table:table-cell table:formula="of:=[.C338]=[.D33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number-columns-repeated="2" office:value-type="string" calcext:value-type="string">
            <text:p>RT_UEBERGROESSE</text:p>
          </table:table-cell>
          <table:table-cell table:formula="of:=[.B339]=[.C339]" office:value-type="boolean" office:boolean-value="false" calcext:value-type="boolean">
            <text:p>FALSE</text:p>
          </table:table-cell>
          <table:table-cell table:formula="of:=[.C339]=[.D33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number-columns-repeated="2" office:value-type="string" calcext:value-type="string">
            <text:p>SEMIO_DOM</text:p>
          </table:table-cell>
          <table:table-cell table:formula="of:=[.B340]=[.C340]" office:value-type="boolean" office:boolean-value="false" calcext:value-type="boolean">
            <text:p>FALSE</text:p>
          </table:table-cell>
          <table:table-cell table:formula="of:=[.C340]=[.D34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number-columns-repeated="2" office:value-type="string" calcext:value-type="string">
            <text:p>SEMIO_ERL</text:p>
          </table:table-cell>
          <table:table-cell table:formula="of:=[.B341]=[.C341]" office:value-type="boolean" office:boolean-value="false" calcext:value-type="boolean">
            <text:p>FALSE</text:p>
          </table:table-cell>
          <table:table-cell table:formula="of:=[.C341]=[.D34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number-columns-repeated="2" office:value-type="string" calcext:value-type="string">
            <text:p>SEMIO_FAM</text:p>
          </table:table-cell>
          <table:table-cell table:formula="of:=[.B342]=[.C342]" office:value-type="boolean" office:boolean-value="false" calcext:value-type="boolean">
            <text:p>FALSE</text:p>
          </table:table-cell>
          <table:table-cell table:formula="of:=[.C342]=[.D34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number-columns-repeated="2" office:value-type="string" calcext:value-type="string">
            <text:p>SEMIO_KAEM</text:p>
          </table:table-cell>
          <table:table-cell table:formula="of:=[.B343]=[.C343]" office:value-type="boolean" office:boolean-value="false" calcext:value-type="boolean">
            <text:p>FALSE</text:p>
          </table:table-cell>
          <table:table-cell table:formula="of:=[.C343]=[.D34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number-columns-repeated="2" office:value-type="string" calcext:value-type="string">
            <text:p>SEMIO_KRIT</text:p>
          </table:table-cell>
          <table:table-cell table:formula="of:=[.B344]=[.C344]" office:value-type="boolean" office:boolean-value="false" calcext:value-type="boolean">
            <text:p>FALSE</text:p>
          </table:table-cell>
          <table:table-cell table:formula="of:=[.C344]=[.D34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number-columns-repeated="2" office:value-type="string" calcext:value-type="string">
            <text:p>SEMIO_KULT</text:p>
          </table:table-cell>
          <table:table-cell table:formula="of:=[.B345]=[.C345]" office:value-type="boolean" office:boolean-value="false" calcext:value-type="boolean">
            <text:p>FALSE</text:p>
          </table:table-cell>
          <table:table-cell table:formula="of:=[.C345]=[.D34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number-columns-repeated="2" office:value-type="string" calcext:value-type="string">
            <text:p>SEMIO_LUST</text:p>
          </table:table-cell>
          <table:table-cell table:formula="of:=[.B346]=[.C346]" office:value-type="boolean" office:boolean-value="false" calcext:value-type="boolean">
            <text:p>FALSE</text:p>
          </table:table-cell>
          <table:table-cell table:formula="of:=[.C346]=[.D34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number-columns-repeated="2" office:value-type="string" calcext:value-type="string">
            <text:p>SEMIO_MAT</text:p>
          </table:table-cell>
          <table:table-cell table:formula="of:=[.B347]=[.C347]" office:value-type="boolean" office:boolean-value="false" calcext:value-type="boolean">
            <text:p>FALSE</text:p>
          </table:table-cell>
          <table:table-cell table:formula="of:=[.C347]=[.D34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number-columns-repeated="2" office:value-type="string" calcext:value-type="string">
            <text:p>SEMIO_PFLICHT</text:p>
          </table:table-cell>
          <table:table-cell table:formula="of:=[.B348]=[.C348]" office:value-type="boolean" office:boolean-value="false" calcext:value-type="boolean">
            <text:p>FALSE</text:p>
          </table:table-cell>
          <table:table-cell table:formula="of:=[.C348]=[.D34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number-columns-repeated="2" office:value-type="string" calcext:value-type="string">
            <text:p>SEMIO_RAT</text:p>
          </table:table-cell>
          <table:table-cell table:formula="of:=[.B349]=[.C349]" office:value-type="boolean" office:boolean-value="false" calcext:value-type="boolean">
            <text:p>FALSE</text:p>
          </table:table-cell>
          <table:table-cell table:formula="of:=[.C349]=[.D34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number-columns-repeated="2" office:value-type="string" calcext:value-type="string">
            <text:p>SEMIO_REL</text:p>
          </table:table-cell>
          <table:table-cell table:formula="of:=[.B350]=[.C350]" office:value-type="boolean" office:boolean-value="false" calcext:value-type="boolean">
            <text:p>FALSE</text:p>
          </table:table-cell>
          <table:table-cell table:formula="of:=[.C350]=[.D35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number-columns-repeated="2" office:value-type="string" calcext:value-type="string">
            <text:p>SEMIO_SOZ</text:p>
          </table:table-cell>
          <table:table-cell table:formula="of:=[.B351]=[.C351]" office:value-type="boolean" office:boolean-value="false" calcext:value-type="boolean">
            <text:p>FALSE</text:p>
          </table:table-cell>
          <table:table-cell table:formula="of:=[.C351]=[.D35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number-columns-repeated="2" office:value-type="string" calcext:value-type="string">
            <text:p>SEMIO_TRADV</text:p>
          </table:table-cell>
          <table:table-cell table:formula="of:=[.B352]=[.C352]" office:value-type="boolean" office:boolean-value="false" calcext:value-type="boolean">
            <text:p>FALSE</text:p>
          </table:table-cell>
          <table:table-cell table:formula="of:=[.C352]=[.D35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number-columns-repeated="2" office:value-type="string" calcext:value-type="string">
            <text:p>SEMIO_VERT</text:p>
          </table:table-cell>
          <table:table-cell table:formula="of:=[.B353]=[.C353]" office:value-type="boolean" office:boolean-value="false" calcext:value-type="boolean">
            <text:p>FALSE</text:p>
          </table:table-cell>
          <table:table-cell table:formula="of:=[.C353]=[.D35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number-columns-repeated="2" office:value-type="string" calcext:value-type="string">
            <text:p>SHOPPER_TYP</text:p>
          </table:table-cell>
          <table:table-cell table:formula="of:=[.B354]=[.C354]" office:value-type="boolean" office:boolean-value="false" calcext:value-type="boolean">
            <text:p>FALSE</text:p>
          </table:table-cell>
          <table:table-cell table:formula="of:=[.C354]=[.D35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number-columns-repeated="2" office:value-type="string" calcext:value-type="string">
            <text:p>SOHO_KZ</text:p>
          </table:table-cell>
          <table:table-cell table:formula="of:=[.B355]=[.C355]" office:value-type="boolean" office:boolean-value="false" calcext:value-type="boolean">
            <text:p>FALSE</text:p>
          </table:table-cell>
          <table:table-cell table:formula="of:=[.C355]=[.D35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number-columns-repeated="2" office:value-type="string" calcext:value-type="string">
            <text:p>STRUKTURTYP</text:p>
          </table:table-cell>
          <table:table-cell table:formula="of:=[.B356]=[.C356]" office:value-type="boolean" office:boolean-value="false" calcext:value-type="boolean">
            <text:p>FALSE</text:p>
          </table:table-cell>
          <table:table-cell table:formula="of:=[.C356]=[.D35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number-columns-repeated="2" office:value-type="string" calcext:value-type="string">
            <text:p>TITEL_KZ</text:p>
          </table:table-cell>
          <table:table-cell table:formula="of:=[.B357]=[.C357]" office:value-type="boolean" office:boolean-value="false" calcext:value-type="boolean">
            <text:p>FALSE</text:p>
          </table:table-cell>
          <table:table-cell table:formula="of:=[.C357]=[.D35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number-columns-repeated="2" office:value-type="string" calcext:value-type="string">
            <text:p>UMFELD_ALT</text:p>
          </table:table-cell>
          <table:table-cell table:formula="of:=[.B358]=[.C358]" office:value-type="boolean" office:boolean-value="false" calcext:value-type="boolean">
            <text:p>FALSE</text:p>
          </table:table-cell>
          <table:table-cell table:formula="of:=[.C358]=[.D35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number-columns-repeated="2" office:value-type="string" calcext:value-type="string">
            <text:p>UMFELD_JUNG</text:p>
          </table:table-cell>
          <table:table-cell table:formula="of:=[.B359]=[.C359]" office:value-type="boolean" office:boolean-value="false" calcext:value-type="boolean">
            <text:p>FALSE</text:p>
          </table:table-cell>
          <table:table-cell table:formula="of:=[.C359]=[.D35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number-columns-repeated="2" office:value-type="string" calcext:value-type="string">
            <text:p>UNGLEICHENN_FLAG</text:p>
          </table:table-cell>
          <table:table-cell table:formula="of:=[.B360]=[.C360]" office:value-type="boolean" office:boolean-value="false" calcext:value-type="boolean">
            <text:p>FALSE</text:p>
          </table:table-cell>
          <table:table-cell table:formula="of:=[.C360]=[.D36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number-columns-repeated="2" office:value-type="string" calcext:value-type="string">
            <text:p>VERDICHTUNGSRAUM</text:p>
          </table:table-cell>
          <table:table-cell table:formula="of:=[.B361]=[.C361]" office:value-type="boolean" office:boolean-value="false" calcext:value-type="boolean">
            <text:p>FALSE</text:p>
          </table:table-cell>
          <table:table-cell table:formula="of:=[.C361]=[.D361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number-columns-repeated="2" office:value-type="string" calcext:value-type="string">
            <text:p>VERS_TYP</text:p>
          </table:table-cell>
          <table:table-cell table:formula="of:=[.B362]=[.C362]" office:value-type="boolean" office:boolean-value="false" calcext:value-type="boolean">
            <text:p>FALSE</text:p>
          </table:table-cell>
          <table:table-cell table:formula="of:=[.C362]=[.D362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number-columns-repeated="2" office:value-type="string" calcext:value-type="string">
            <text:p>VHA</text:p>
          </table:table-cell>
          <table:table-cell table:formula="of:=[.B363]=[.C363]" office:value-type="boolean" office:boolean-value="false" calcext:value-type="boolean">
            <text:p>FALSE</text:p>
          </table:table-cell>
          <table:table-cell table:formula="of:=[.C363]=[.D363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number-columns-repeated="2" office:value-type="string" calcext:value-type="string">
            <text:p>VHN</text:p>
          </table:table-cell>
          <table:table-cell table:formula="of:=[.B364]=[.C364]" office:value-type="boolean" office:boolean-value="false" calcext:value-type="boolean">
            <text:p>FALSE</text:p>
          </table:table-cell>
          <table:table-cell table:formula="of:=[.C364]=[.D364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number-columns-repeated="2" office:value-type="string" calcext:value-type="string">
            <text:p>VK_DHT4A</text:p>
          </table:table-cell>
          <table:table-cell table:formula="of:=[.B365]=[.C365]" office:value-type="boolean" office:boolean-value="false" calcext:value-type="boolean">
            <text:p>FALSE</text:p>
          </table:table-cell>
          <table:table-cell table:formula="of:=[.C365]=[.D36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number-columns-repeated="2" office:value-type="string" calcext:value-type="string">
            <text:p>VK_DISTANZ</text:p>
          </table:table-cell>
          <table:table-cell table:formula="of:=[.B366]=[.C366]" office:value-type="boolean" office:boolean-value="false" calcext:value-type="boolean">
            <text:p>FALSE</text:p>
          </table:table-cell>
          <table:table-cell table:formula="of:=[.C366]=[.D366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number-columns-repeated="2" office:value-type="string" calcext:value-type="string">
            <text:p>VK_ZG11</text:p>
          </table:table-cell>
          <table:table-cell table:formula="of:=[.B367]=[.C367]" office:value-type="boolean" office:boolean-value="false" calcext:value-type="boolean">
            <text:p>FALSE</text:p>
          </table:table-cell>
          <table:table-cell table:formula="of:=[.C367]=[.D367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number-columns-repeated="2" office:value-type="string" calcext:value-type="string">
            <text:p>WOHNDAUER_2008</text:p>
          </table:table-cell>
          <table:table-cell table:formula="of:=[.B368]=[.C368]" office:value-type="boolean" office:boolean-value="false" calcext:value-type="boolean">
            <text:p>FALSE</text:p>
          </table:table-cell>
          <table:table-cell table:formula="of:=[.C368]=[.D36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number-columns-repeated="2" office:value-type="string" calcext:value-type="string">
            <text:p>WOHNLAGE</text:p>
          </table:table-cell>
          <table:table-cell table:formula="of:=[.B369]=[.C369]" office:value-type="boolean" office:boolean-value="false" calcext:value-type="boolean">
            <text:p>FALSE</text:p>
          </table:table-cell>
          <table:table-cell table:formula="of:=[.C369]=[.D36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number-columns-repeated="2" office:value-type="string" calcext:value-type="string">
            <text:p>W_KEIT_KIND_HH</text:p>
          </table:table-cell>
          <table:table-cell table:formula="of:=[.B370]=[.C370]" office:value-type="boolean" office:boolean-value="false" calcext:value-type="boolean">
            <text:p>FALSE</text:p>
          </table:table-cell>
          <table:table-cell table:formula="of:=[.C370]=[.D370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ZABEOTYP</text:p>
          </table:table-cell>
          <table:table-cell table:formula="of:=[.B371]=[.C371]" office:value-type="boolean" office:boolean-value="false" calcext:value-type="boolean">
            <text:p>FALSE</text:p>
          </table:table-cell>
          <table:table-cell table:formula="of:=[.C371]=[.D371]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ols.B2:cols.B3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0T09:15:32.129178202</dc:date>
    <meta:editing-duration>PT40M34S</meta:editing-duration>
    <meta:editing-cycles>3</meta:editing-cycles>
    <meta:generator>LibreOffice/6.4.7.2$Linux_X86_64 LibreOffice_project/40$Build-2</meta:generator>
    <meta:document-statistic meta:table-count="1" meta:cell-count="2162" meta:object-count="0"/>
  </office:meta>
</office:document-meta>
</file>